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Eleve" style:family="table">
      <style:table-properties style:width="5.096cm" fo:margin-left="0.116cm" table:align="left"/>
    </style:style>
    <style:style style:name="Eleve.A" style:family="table-column">
      <style:table-column-properties style:column-width="5.096cm"/>
    </style:style>
    <style:style style:name="Eleve.A1" style:family="table-cell">
      <style:table-cell-properties fo:padding="0.097cm" fo:border="0.05pt solid #000000"/>
    </style:style>
    <style:style style:name="Eleve.A2" style:family="table-cell">
      <style:table-cell-properties fo:padding="0.097cm" fo:border-left="0.05pt solid #000000" fo:border-right="0.05pt solid #000000" fo:border-top="none" fo:border-bottom="0.05pt solid #000000"/>
    </style:style>
    <style:style style:name="Eleve.9" style:family="table-row">
      <style:table-row-properties style:min-row-height="0.619cm"/>
    </style:style>
    <style:style style:name="tuteur" style:family="table">
      <style:table-properties style:width="6.191cm" table:align="left"/>
    </style:style>
    <style:style style:name="tuteur.A" style:family="table-column">
      <style:table-column-properties style:column-width="6.191cm"/>
    </style:style>
    <style:style style:name="tuteur.A1" style:family="table-cell">
      <style:table-cell-properties fo:padding="0.097cm" fo:border="0.05pt solid #000000"/>
    </style:style>
    <style:style style:name="tuteur.A2" style:family="table-cell">
      <style:table-cell-properties fo:padding="0.097cm" fo:border-left="0.05pt solid #000000" fo:border-right="0.05pt solid #000000" fo:border-top="none" fo:border-bottom="0.05pt solid #000000"/>
    </style:style>
    <style:style style:name="users" style:family="table">
      <style:table-properties style:width="5.212cm" table:align="left"/>
    </style:style>
    <style:style style:name="users.A" style:family="table-column">
      <style:table-column-properties style:column-width="5.212cm"/>
    </style:style>
    <style:style style:name="users.A1" style:family="table-cell">
      <style:table-cell-properties fo:padding="0.097cm" fo:border="0.05pt solid #000000"/>
    </style:style>
    <style:style style:name="users.A2" style:family="table-cell">
      <style:table-cell-properties fo:padding="0.097cm" fo:border-left="0.05pt solid #000000" fo:border-right="0.05pt solid #000000" fo:border-top="none" fo:border-bottom="0.05pt solid #000000"/>
    </style:style>
    <style:style style:name="formation" style:family="table">
      <style:table-properties style:width="5.398cm" table:align="left"/>
    </style:style>
    <style:style style:name="formation.A" style:family="table-column">
      <style:table-column-properties style:column-width="5.398cm"/>
    </style:style>
    <style:style style:name="formation.A1" style:family="table-cell">
      <style:table-cell-properties fo:padding="0.097cm" fo:border="0.05pt solid #000000"/>
    </style:style>
    <style:style style:name="formation.A2" style:family="table-cell">
      <style:table-cell-properties fo:padding="0.097cm" fo:border-left="0.05pt solid #000000" fo:border-right="0.05pt solid #000000" fo:border-top="none" fo:border-bottom="0.05pt solid #000000"/>
    </style:style>
    <style:style style:name="inscription" style:family="table">
      <style:table-properties style:width="5.398cm" table:align="left"/>
    </style:style>
    <style:style style:name="inscription.A" style:family="table-column">
      <style:table-column-properties style:column-width="5.398cm"/>
    </style:style>
    <style:style style:name="inscription.A1" style:family="table-cell">
      <style:table-cell-properties fo:padding="0.097cm" fo:border="0.05pt solid #000000"/>
    </style:style>
    <style:style style:name="inscription.A2" style:family="table-cell">
      <style:table-cell-properties fo:padding="0.097cm" fo:border-left="0.05pt solid #000000" fo:border-right="0.05pt solid #000000" fo:border-top="none" fo:border-bottom="0.05pt solid #000000"/>
    </style:style>
    <style:style style:name="formation_5f_group" style:display-name="formation_group" style:family="table">
      <style:table-properties style:width="5.503cm" table:align="left"/>
    </style:style>
    <style:style style:name="formation_5f_group.A" style:display-name="formation_group.A" style:family="table-column">
      <style:table-column-properties style:column-width="5.503cm"/>
    </style:style>
    <style:style style:name="formation_5f_group.A1" style:display-name="formation_group.A1" style:family="table-cell">
      <style:table-cell-properties fo:padding="0.097cm" fo:border="0.05pt solid #000000"/>
    </style:style>
    <style:style style:name="formation_5f_group.A2" style:display-name="formation_group.A2" style:family="table-cell">
      <style:table-cell-properties fo:padding="0.097cm" fo:border-left="0.05pt solid #000000" fo:border-right="0.05pt solid #000000" fo:border-top="none" fo:border-bottom="0.05pt solid #000000"/>
    </style:style>
    <style:style style:name="compo_5f_formation" style:display-name="compo_formation" style:family="table">
      <style:table-properties style:width="5.689cm" table:align="left"/>
    </style:style>
    <style:style style:name="compo_5f_formation.A" style:display-name="compo_formation.A" style:family="table-column">
      <style:table-column-properties style:column-width="5.689cm"/>
    </style:style>
    <style:style style:name="compo_5f_formation.A1" style:display-name="compo_formation.A1" style:family="table-cell">
      <style:table-cell-properties fo:padding="0.097cm" fo:border="0.05pt solid #000000"/>
    </style:style>
    <style:style style:name="compo_5f_formation.A2" style:display-name="compo_formation.A2" style:family="table-cell">
      <style:table-cell-properties fo:padding="0.097cm" fo:border-left="0.05pt solid #000000" fo:border-right="0.05pt solid #000000" fo:border-top="none" fo:border-bottom="0.05pt solid #000000"/>
    </style:style>
    <style:style style:name="matieres" style:family="table">
      <style:table-properties style:width="5.609cm" table:align="left"/>
    </style:style>
    <style:style style:name="matieres.A" style:family="table-column">
      <style:table-column-properties style:column-width="5.609cm"/>
    </style:style>
    <style:style style:name="matieres.A1" style:family="table-cell">
      <style:table-cell-properties fo:padding="0.097cm" fo:border="0.05pt solid #000000"/>
    </style:style>
    <style:style style:name="matieres.A2" style:family="table-cell">
      <style:table-cell-properties fo:padding="0.097cm" fo:border-left="0.05pt solid #000000" fo:border-right="0.05pt solid #000000" fo:border-top="none" fo:border-bottom="0.05pt solid #000000"/>
    </style:style>
    <style:style style:name="Notes" style:family="table">
      <style:table-properties style:width="5.689cm" table:align="left"/>
    </style:style>
    <style:style style:name="Notes.A" style:family="table-column">
      <style:table-column-properties style:column-width="5.689cm"/>
    </style:style>
    <style:style style:name="Notes.A1" style:family="table-cell">
      <style:table-cell-properties fo:padding="0.097cm" fo:border="0.05pt solid #000000"/>
    </style:style>
    <style:style style:name="Notes.A2" style:family="table-cell">
      <style:table-cell-properties fo:padding="0.097cm" fo:border-left="0.05pt solid #000000" fo:border-right="0.05pt solid #000000" fo:border-top="none" fo:border-bottom="0.05pt solid #000000"/>
    </style:style>
    <style:style style:name="compo_5f_exam" style:display-name="compo_exam" style:family="table">
      <style:table-properties style:width="5.969cm" fo:margin-left="0.434cm" table:align="left"/>
    </style:style>
    <style:style style:name="compo_5f_exam.A" style:display-name="compo_exam.A" style:family="table-column">
      <style:table-column-properties style:column-width="5.969cm"/>
    </style:style>
    <style:style style:name="compo_5f_exam.A1" style:display-name="compo_exam.A1" style:family="table-cell">
      <style:table-cell-properties fo:padding="0.097cm" fo:border="0.05pt solid #000000"/>
    </style:style>
    <style:style style:name="compo_5f_exam.A2" style:display-name="compo_exam.A2" style:family="table-cell">
      <style:table-cell-properties fo:padding="0.097cm" fo:border-left="0.05pt solid #000000" fo:border-right="0.05pt solid #000000" fo:border-top="none" fo:border-bottom="0.05pt solid #000000"/>
    </style:style>
    <style:style style:name="cours" style:family="table">
      <style:table-properties style:width="5.794cm" table:align="left"/>
    </style:style>
    <style:style style:name="cours.A" style:family="table-column">
      <style:table-column-properties style:column-width="5.794cm"/>
    </style:style>
    <style:style style:name="cours.A1" style:family="table-cell">
      <style:table-cell-properties fo:padding="0.097cm" fo:border="0.05pt solid #000000"/>
    </style:style>
    <style:style style:name="cours.A2" style:family="table-cell">
      <style:table-cell-properties fo:padding="0.097cm" fo:border-left="0.05pt solid #000000" fo:border-right="0.05pt solid #000000" fo:border-top="none" fo:border-bottom="0.05pt solid #000000"/>
    </style:style>
    <style:style style:name="exams" style:family="table">
      <style:table-properties style:width="5.794cm" table:align="left"/>
    </style:style>
    <style:style style:name="exams.A" style:family="table-column">
      <style:table-column-properties style:column-width="5.794cm"/>
    </style:style>
    <style:style style:name="exams.A1" style:family="table-cell">
      <style:table-cell-properties fo:padding="0.097cm" fo:border="0.05pt solid #000000"/>
    </style:style>
    <style:style style:name="exams.A2" style:family="table-cell">
      <style:table-cell-properties fo:padding="0.097cm" fo:border-left="0.05pt solid #000000" fo:border-right="0.05pt solid #000000" fo:border-top="none" fo:border-bottom="0.05pt solid #000000"/>
    </style:style>
    <style:style style:name="salles" style:family="table">
      <style:table-properties style:width="5.9cm" table:align="left"/>
    </style:style>
    <style:style style:name="salles.A" style:family="table-column">
      <style:table-column-properties style:column-width="5.9cm"/>
    </style:style>
    <style:style style:name="salles.A1" style:family="table-cell">
      <style:table-cell-properties fo:padding="0.097cm" fo:border="0.05pt solid #000000"/>
    </style:style>
    <style:style style:name="salles.A2" style:family="table-cell">
      <style:table-cell-properties fo:padding="0.097cm" fo:border-left="0.05pt solid #000000" fo:border-right="0.05pt solid #000000" fo:border-top="none" fo:border-bottom="0.05pt solid #000000"/>
    </style:style>
    <style:style style:name="formateur" style:family="table">
      <style:table-properties style:width="6.297cm" table:align="left"/>
    </style:style>
    <style:style style:name="formateur.A" style:family="table-column">
      <style:table-column-properties style:column-width="6.297cm"/>
    </style:style>
    <style:style style:name="formateur.A1" style:family="table-cell">
      <style:table-cell-properties fo:padding="0.097cm" fo:border="0.05pt solid #000000"/>
    </style:style>
    <style:style style:name="formateur.A2" style:family="table-cell">
      <style:table-cell-properties fo:padding="0.097cm" fo:border-left="0.05pt solid #000000" fo:border-right="0.05pt solid #000000" fo:border-top="none" fo:border-bottom="0.05pt solid #000000"/>
    </style:style>
    <style:style style:name="formateur.17" style:family="table-row">
      <style:table-row-properties style:min-row-height="0.73cm"/>
    </style:style>
    <style:style style:name="presence" style:family="table">
      <style:table-properties style:width="6.191cm" table:align="left"/>
    </style:style>
    <style:style style:name="presence.A" style:family="table-column">
      <style:table-column-properties style:column-width="6.191cm"/>
    </style:style>
    <style:style style:name="presence.A1" style:family="table-cell">
      <style:table-cell-properties fo:padding="0.097cm" fo:border="0.05pt solid #000000"/>
    </style:style>
    <style:style style:name="presence.A2" style:family="table-cell">
      <style:table-cell-properties fo:padding="0.097cm" fo:border-left="0.05pt solid #000000" fo:border-right="0.05pt solid #000000" fo:border-top="none" fo:border-bottom="0.05pt solid #000000"/>
    </style:style>
    <style:style style:name="tuteur_5f_document" style:display-name="tuteur_document" style:family="table">
      <style:table-properties style:width="6.297cm" table:align="left"/>
    </style:style>
    <style:style style:name="tuteur_5f_document.A" style:display-name="tuteur_document.A" style:family="table-column">
      <style:table-column-properties style:column-width="6.297cm"/>
    </style:style>
    <style:style style:name="tuteur_5f_document.A1" style:display-name="tuteur_document.A1" style:family="table-cell">
      <style:table-cell-properties fo:padding="0.097cm" fo:border="0.05pt solid #000000"/>
    </style:style>
    <style:style style:name="tuteur_5f_document.A2" style:display-name="tuteur_document.A2" style:family="table-cell">
      <style:table-cell-properties fo:padding="0.097cm" fo:border-left="0.05pt solid #000000" fo:border-right="0.05pt solid #000000" fo:border-top="none" fo:border-bottom="0.05pt solid #000000"/>
    </style:style>
    <style:style style:name="eleve_5f_document" style:display-name="eleve_document" style:family="table">
      <style:table-properties style:width="6.403cm" table:align="left"/>
    </style:style>
    <style:style style:name="eleve_5f_document.A" style:display-name="eleve_document.A" style:family="table-column">
      <style:table-column-properties style:column-width="6.403cm"/>
    </style:style>
    <style:style style:name="eleve_5f_document.A1" style:display-name="eleve_document.A1" style:family="table-cell">
      <style:table-cell-properties fo:padding="0.097cm" fo:border="0.05pt solid #000000"/>
    </style:style>
    <style:style style:name="eleve_5f_document.A2" style:display-name="eleve_document.A2" style:family="table-cell">
      <style:table-cell-properties fo:padding="0.097cm" fo:border-left="0.05pt solid #000000" fo:border-right="0.05pt solid #000000" fo:border-top="none" fo:border-bottom="0.05pt solid #000000"/>
    </style:style>
    <style:style style:name="exam_5f_type" style:display-name="exam_type" style:family="table">
      <style:table-properties style:width="6.403cm" table:align="left"/>
    </style:style>
    <style:style style:name="exam_5f_type.A" style:display-name="exam_type.A" style:family="table-column">
      <style:table-column-properties style:column-width="6.403cm"/>
    </style:style>
    <style:style style:name="exam_5f_type.A1" style:display-name="exam_type.A1" style:family="table-cell">
      <style:table-cell-properties fo:padding="0.097cm" fo:border="0.05pt solid #000000"/>
    </style:style>
    <style:style style:name="exam_5f_type.A2" style:display-name="exam_type.A2" style:family="table-cell">
      <style:table-cell-properties fo:padding="0.097cm" fo:border-left="0.05pt solid #000000" fo:border-right="0.05pt solid #000000" fo:border-top="none" fo:border-bottom="0.05pt solid #000000"/>
    </style:style>
    <style:style style:name="mensualite" style:family="table">
      <style:table-properties style:width="6.403cm" table:align="left"/>
    </style:style>
    <style:style style:name="mensualite.A" style:family="table-column">
      <style:table-column-properties style:column-width="6.403cm"/>
    </style:style>
    <style:style style:name="mensualite.A1" style:family="table-cell">
      <style:table-cell-properties fo:padding="0.097cm" fo:border="0.05pt solid #000000"/>
    </style:style>
    <style:style style:name="mensualite.A2" style:family="table-cell">
      <style:table-cell-properties fo:padding="0.097cm" fo:border-left="0.05pt solid #000000" fo:border-right="0.05pt solid #000000" fo:border-top="none" fo:border-bottom="0.05pt solid #000000"/>
    </style:style>
    <style:style style:name="mensualite.8" style:family="table-row">
      <style:table-row-properties style:min-row-height="0.725cm"/>
    </style:style>
    <style:style style:name="user_5f_documents" style:display-name="user_documents" style:family="table">
      <style:table-properties style:width="6.297cm" table:align="left"/>
    </style:style>
    <style:style style:name="user_5f_documents.A" style:display-name="user_documents.A" style:family="table-column">
      <style:table-column-properties style:column-width="6.297cm"/>
    </style:style>
    <style:style style:name="user_5f_documents.A1" style:display-name="user_documents.A1" style:family="table-cell">
      <style:table-cell-properties fo:padding="0.097cm" fo:border="0.05pt solid #000000"/>
    </style:style>
    <style:style style:name="user_5f_documents.A2" style:display-name="user_documents.A2" style:family="table-cell">
      <style:table-cell-properties fo:padding="0.097cm" fo:border-left="0.05pt solid #000000" fo:border-right="0.05pt solid #000000" fo:border-top="none" fo:border-bottom="0.05pt solid #000000"/>
    </style:style>
    <style:style style:name="formateur_5f_documents" style:display-name="formateur_documents" style:family="table">
      <style:table-properties style:width="6.112cm" table:align="left"/>
    </style:style>
    <style:style style:name="formateur_5f_documents.A" style:display-name="formateur_documents.A" style:family="table-column">
      <style:table-column-properties style:column-width="6.112cm"/>
    </style:style>
    <style:style style:name="formateur_5f_documents.A1" style:display-name="formateur_documents.A1" style:family="table-cell">
      <style:table-cell-properties fo:padding="0.097cm" fo:border="0.05pt solid #000000"/>
    </style:style>
    <style:style style:name="formateur_5f_documents.A2" style:display-name="formateur_documents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6.112cm" table:align="left"/>
    </style:style>
    <style:style style:name="Table1.A" style:family="table-column">
      <style:table-column-properties style:column-width="6.112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officeooo:rsid="001d092d" officeooo:paragraph-rsid="001cb98e" style:font-weight-asian="bold" style:font-weight-complex="bold"/>
    </style:style>
    <style:style style:name="P2" style:family="paragraph" style:parent-style-name="Table_20_Contents">
      <style:text-properties fo:font-weight="bold" officeooo:rsid="002c77ac" officeooo:paragraph-rsid="002c77ac" style:font-weight-asian="bold" style:font-weight-complex="bold"/>
    </style:style>
    <style:style style:name="P3" style:family="paragraph" style:parent-style-name="Table_20_Contents">
      <style:text-properties fo:font-weight="bold" officeooo:rsid="0032b739" officeooo:paragraph-rsid="0032b739" style:font-weight-asian="bold" style:font-weight-complex="bold"/>
    </style:style>
    <style:style style:name="P4" style:family="paragraph" style:parent-style-name="Table_20_Contents">
      <style:text-properties fo:font-weight="bold" officeooo:rsid="00387a61" officeooo:paragraph-rsid="00387a61" style:font-weight-asian="bold" style:font-weight-complex="bold"/>
    </style:style>
    <style:style style:name="P5" style:family="paragraph" style:parent-style-name="Table_20_Contents">
      <style:text-properties fo:font-weight="bold" officeooo:rsid="0044ceae" officeooo:paragraph-rsid="0044ceae" style:font-weight-asian="bold" style:font-weight-complex="bold"/>
    </style:style>
    <style:style style:name="P6" style:family="paragraph" style:parent-style-name="Table_20_Contents">
      <style:text-properties fo:font-weight="bold" officeooo:rsid="004b366b" officeooo:paragraph-rsid="004b366b" style:font-weight-asian="bold" style:font-weight-complex="bold"/>
    </style:style>
    <style:style style:name="P7" style:family="paragraph" style:parent-style-name="Table_20_Contents">
      <style:text-properties fo:font-weight="bold" officeooo:rsid="004ffddc" officeooo:paragraph-rsid="004ffddc" style:font-weight-asian="bold" style:font-weight-complex="bold"/>
    </style:style>
    <style:style style:name="P8" style:family="paragraph" style:parent-style-name="Table_20_Contents">
      <style:text-properties fo:font-weight="bold" officeooo:rsid="0054c885" officeooo:paragraph-rsid="0054c885" style:font-weight-asian="bold" style:font-weight-complex="bold"/>
    </style:style>
    <style:style style:name="P9" style:family="paragraph" style:parent-style-name="Table_20_Contents">
      <style:text-properties fo:font-weight="bold" officeooo:rsid="005702ed" officeooo:paragraph-rsid="005702ed" style:font-weight-asian="bold" style:font-weight-complex="bold"/>
    </style:style>
    <style:style style:name="P10" style:family="paragraph" style:parent-style-name="Table_20_Contents">
      <style:text-properties fo:font-weight="bold" officeooo:rsid="005d6174" officeooo:paragraph-rsid="005d6174" style:font-weight-asian="bold" style:font-weight-complex="bold"/>
    </style:style>
    <style:style style:name="P11" style:family="paragraph" style:parent-style-name="Table_20_Contents">
      <style:text-properties fo:font-weight="bold" officeooo:rsid="0063c32f" officeooo:paragraph-rsid="0063c32f" style:font-weight-asian="bold" style:font-weight-complex="bold"/>
    </style:style>
    <style:style style:name="P12" style:family="paragraph" style:parent-style-name="Table_20_Contents">
      <style:text-properties fo:font-weight="bold" officeooo:rsid="00650e46" officeooo:paragraph-rsid="00650e46" style:font-weight-asian="bold" style:font-weight-complex="bold"/>
    </style:style>
    <style:style style:name="P13" style:family="paragraph" style:parent-style-name="Table_20_Contents">
      <style:text-properties fo:font-weight="bold" officeooo:rsid="00687856" officeooo:paragraph-rsid="00687856" style:font-weight-asian="bold" style:font-weight-complex="bold"/>
    </style:style>
    <style:style style:name="P14" style:family="paragraph" style:parent-style-name="Table_20_Contents">
      <style:text-properties fo:font-weight="bold" officeooo:rsid="006ff048" officeooo:paragraph-rsid="006ff048" style:font-weight-asian="bold" style:font-weight-complex="bold"/>
    </style:style>
    <style:style style:name="P15" style:family="paragraph" style:parent-style-name="Table_20_Contents">
      <style:text-properties fo:font-weight="bold" officeooo:rsid="00762241" officeooo:paragraph-rsid="00762241" style:font-weight-asian="bold" style:font-weight-complex="bold"/>
    </style:style>
    <style:style style:name="P16" style:family="paragraph" style:parent-style-name="Table_20_Contents">
      <style:text-properties fo:font-weight="bold" officeooo:rsid="00768f0f" officeooo:paragraph-rsid="00768f0f" style:font-weight-asian="bold" style:font-weight-complex="bold"/>
    </style:style>
    <style:style style:name="P17" style:family="paragraph" style:parent-style-name="Table_20_Contents">
      <style:text-properties fo:font-weight="bold" officeooo:rsid="007b246d" officeooo:paragraph-rsid="007b246d" style:font-weight-asian="bold" style:font-weight-complex="bold"/>
    </style:style>
    <style:style style:name="P18" style:family="paragraph" style:parent-style-name="Table_20_Contents">
      <style:text-properties fo:font-weight="bold" officeooo:rsid="008403d5" officeooo:paragraph-rsid="008403d5" style:font-weight-asian="bold" style:font-weight-complex="bold"/>
    </style:style>
    <style:style style:name="P19" style:family="paragraph" style:parent-style-name="Table_20_Contents">
      <style:text-properties fo:font-weight="bold" officeooo:rsid="008581fa" officeooo:paragraph-rsid="008581fa" style:font-weight-asian="bold" style:font-weight-complex="bold"/>
    </style:style>
    <style:style style:name="P20" style:family="paragraph" style:parent-style-name="Table_20_Contents">
      <style:text-properties fo:font-weight="bold" officeooo:rsid="0086fe8a" officeooo:paragraph-rsid="0086fe8a" style:font-weight-asian="bold" style:font-weight-complex="bold"/>
    </style:style>
    <style:style style:name="P21" style:family="paragraph" style:parent-style-name="Table_20_Contents">
      <style:text-properties fo:font-weight="bold" officeooo:rsid="008a98ac" officeooo:paragraph-rsid="008a98ac" style:font-weight-asian="bold" style:font-weight-complex="bold"/>
    </style:style>
    <style:style style:name="P22" style:family="paragraph" style:parent-style-name="Table_20_Contents">
      <style:text-properties officeooo:rsid="001f01f3" officeooo:paragraph-rsid="001f01f3"/>
    </style:style>
    <style:style style:name="P23" style:family="paragraph" style:parent-style-name="Table_20_Contents">
      <style:text-properties officeooo:rsid="001f0861" officeooo:paragraph-rsid="001f0861"/>
    </style:style>
    <style:style style:name="P24" style:family="paragraph" style:parent-style-name="Table_20_Contents">
      <style:text-properties officeooo:rsid="00209a28" officeooo:paragraph-rsid="00209a28"/>
    </style:style>
    <style:style style:name="P25" style:family="paragraph" style:parent-style-name="Table_20_Contents">
      <style:text-properties officeooo:rsid="002440c2" officeooo:paragraph-rsid="002440c2"/>
    </style:style>
    <style:style style:name="P26" style:family="paragraph" style:parent-style-name="Table_20_Contents">
      <style:text-properties officeooo:rsid="0027d410" officeooo:paragraph-rsid="0027d410"/>
    </style:style>
    <style:style style:name="P27" style:family="paragraph" style:parent-style-name="Table_20_Contents">
      <style:text-properties officeooo:rsid="00287bdc" officeooo:paragraph-rsid="00287bdc"/>
    </style:style>
    <style:style style:name="P28" style:family="paragraph" style:parent-style-name="Table_20_Contents">
      <style:text-properties officeooo:rsid="001fc468" officeooo:paragraph-rsid="001fc468"/>
    </style:style>
    <style:style style:name="P29" style:family="paragraph" style:parent-style-name="Table_20_Contents">
      <style:text-properties officeooo:rsid="002a944c" officeooo:paragraph-rsid="002a944c"/>
    </style:style>
    <style:style style:name="P30" style:family="paragraph" style:parent-style-name="Table_20_Contents">
      <style:text-properties officeooo:rsid="00215edc" officeooo:paragraph-rsid="00215edc"/>
    </style:style>
    <style:style style:name="P31" style:family="paragraph" style:parent-style-name="Table_20_Contents">
      <style:text-properties officeooo:rsid="002d4961" officeooo:paragraph-rsid="002d4961"/>
    </style:style>
    <style:style style:name="P32" style:family="paragraph" style:parent-style-name="Table_20_Contents">
      <style:text-properties officeooo:rsid="002e715d" officeooo:paragraph-rsid="002e715d"/>
    </style:style>
    <style:style style:name="P33" style:family="paragraph" style:parent-style-name="Table_20_Contents">
      <style:text-properties officeooo:rsid="002f122a" officeooo:paragraph-rsid="002f122a"/>
    </style:style>
    <style:style style:name="P34" style:family="paragraph" style:parent-style-name="Table_20_Contents">
      <style:text-properties officeooo:rsid="00309385" officeooo:paragraph-rsid="00309385"/>
    </style:style>
    <style:style style:name="P35" style:family="paragraph" style:parent-style-name="Table_20_Contents">
      <style:text-properties officeooo:rsid="0032b739" officeooo:paragraph-rsid="0032b739"/>
    </style:style>
    <style:style style:name="P36" style:family="paragraph" style:parent-style-name="Table_20_Contents">
      <style:text-properties officeooo:rsid="003493a0" officeooo:paragraph-rsid="003493a0"/>
    </style:style>
    <style:style style:name="P37" style:family="paragraph" style:parent-style-name="Table_20_Contents">
      <style:text-properties officeooo:rsid="0035df52" officeooo:paragraph-rsid="0035df52"/>
    </style:style>
    <style:style style:name="P38" style:family="paragraph" style:parent-style-name="Table_20_Contents">
      <style:text-properties officeooo:rsid="00378d5f" officeooo:paragraph-rsid="00378d5f"/>
    </style:style>
    <style:style style:name="P39" style:family="paragraph" style:parent-style-name="Table_20_Contents">
      <style:text-properties officeooo:rsid="003899bd" officeooo:paragraph-rsid="003899bd"/>
    </style:style>
    <style:style style:name="P40" style:family="paragraph" style:parent-style-name="Table_20_Contents">
      <style:text-properties officeooo:rsid="00392856" officeooo:paragraph-rsid="00392856"/>
    </style:style>
    <style:style style:name="P41" style:family="paragraph" style:parent-style-name="Table_20_Contents">
      <style:text-properties officeooo:rsid="003a12fa" officeooo:paragraph-rsid="003a12fa"/>
    </style:style>
    <style:style style:name="P42" style:family="paragraph" style:parent-style-name="Table_20_Contents">
      <style:text-properties officeooo:rsid="003cd496" officeooo:paragraph-rsid="003cd496"/>
    </style:style>
    <style:style style:name="P43" style:family="paragraph" style:parent-style-name="Table_20_Contents">
      <style:text-properties officeooo:rsid="003e39fc" officeooo:paragraph-rsid="003e39fc"/>
    </style:style>
    <style:style style:name="P44" style:family="paragraph" style:parent-style-name="Table_20_Contents">
      <style:text-properties officeooo:rsid="0040010a" officeooo:paragraph-rsid="0040010a"/>
    </style:style>
    <style:style style:name="P45" style:family="paragraph" style:parent-style-name="Table_20_Contents">
      <style:text-properties officeooo:rsid="00420816" officeooo:paragraph-rsid="00420816"/>
    </style:style>
    <style:style style:name="P46" style:family="paragraph" style:parent-style-name="Table_20_Contents">
      <style:text-properties officeooo:rsid="00463161" officeooo:paragraph-rsid="00463161"/>
    </style:style>
    <style:style style:name="P47" style:family="paragraph" style:parent-style-name="Table_20_Contents">
      <style:text-properties officeooo:rsid="00479719" officeooo:paragraph-rsid="00479719"/>
    </style:style>
    <style:style style:name="P48" style:family="paragraph" style:parent-style-name="Table_20_Contents">
      <style:text-properties officeooo:rsid="00485881" officeooo:paragraph-rsid="00485881"/>
    </style:style>
    <style:style style:name="P49" style:family="paragraph" style:parent-style-name="Table_20_Contents">
      <style:text-properties officeooo:rsid="004b366b" officeooo:paragraph-rsid="004b366b"/>
    </style:style>
    <style:style style:name="P50" style:family="paragraph" style:parent-style-name="Table_20_Contents">
      <style:text-properties officeooo:rsid="004ca8c2" officeooo:paragraph-rsid="004ca8c2"/>
    </style:style>
    <style:style style:name="P51" style:family="paragraph" style:parent-style-name="Table_20_Contents">
      <style:text-properties officeooo:rsid="004ffddc" officeooo:paragraph-rsid="004ffddc"/>
    </style:style>
    <style:style style:name="P52" style:family="paragraph" style:parent-style-name="Table_20_Contents">
      <style:text-properties officeooo:rsid="005306fd" officeooo:paragraph-rsid="005306fd"/>
    </style:style>
    <style:style style:name="P53" style:family="paragraph" style:parent-style-name="Table_20_Contents">
      <style:text-properties officeooo:rsid="005351be" officeooo:paragraph-rsid="005351be"/>
    </style:style>
    <style:style style:name="P54" style:family="paragraph" style:parent-style-name="Table_20_Contents">
      <style:text-properties officeooo:rsid="005566eb" officeooo:paragraph-rsid="005566eb"/>
    </style:style>
    <style:style style:name="P55" style:family="paragraph" style:parent-style-name="Table_20_Contents">
      <style:text-properties officeooo:rsid="005622df" officeooo:paragraph-rsid="005622df"/>
    </style:style>
    <style:style style:name="P56" style:family="paragraph" style:parent-style-name="Table_20_Contents">
      <style:text-properties officeooo:rsid="00566313" officeooo:paragraph-rsid="00566313"/>
    </style:style>
    <style:style style:name="P57" style:family="paragraph" style:parent-style-name="Table_20_Contents">
      <style:text-properties officeooo:rsid="0056f2ce" officeooo:paragraph-rsid="0056f2ce"/>
    </style:style>
    <style:style style:name="P58" style:family="paragraph" style:parent-style-name="Table_20_Contents">
      <style:text-properties officeooo:rsid="005702ed" officeooo:paragraph-rsid="005702ed"/>
    </style:style>
    <style:style style:name="P59" style:family="paragraph" style:parent-style-name="Table_20_Contents">
      <style:text-properties officeooo:rsid="0058063c" officeooo:paragraph-rsid="0058063c"/>
    </style:style>
    <style:style style:name="P60" style:family="paragraph" style:parent-style-name="Table_20_Contents">
      <style:text-properties officeooo:rsid="005af1d4" officeooo:paragraph-rsid="005af1d4"/>
    </style:style>
    <style:style style:name="P61" style:family="paragraph" style:parent-style-name="Table_20_Contents">
      <style:text-properties officeooo:rsid="005c0a3e" officeooo:paragraph-rsid="005c0a3e"/>
    </style:style>
    <style:style style:name="P62" style:family="paragraph" style:parent-style-name="Table_20_Contents">
      <style:text-properties officeooo:rsid="005c4706" officeooo:paragraph-rsid="005c4706"/>
    </style:style>
    <style:style style:name="P63" style:family="paragraph" style:parent-style-name="Table_20_Contents">
      <style:text-properties officeooo:rsid="005d6174" officeooo:paragraph-rsid="005d6174"/>
    </style:style>
    <style:style style:name="P64" style:family="paragraph" style:parent-style-name="Table_20_Contents">
      <style:text-properties officeooo:rsid="005f3dfb" officeooo:paragraph-rsid="005f3dfb"/>
    </style:style>
    <style:style style:name="P65" style:family="paragraph" style:parent-style-name="Table_20_Contents">
      <style:text-properties officeooo:rsid="00621891" officeooo:paragraph-rsid="00621891"/>
    </style:style>
    <style:style style:name="P66" style:family="paragraph" style:parent-style-name="Table_20_Contents">
      <style:text-properties officeooo:rsid="0064858a" officeooo:paragraph-rsid="0064858a"/>
    </style:style>
    <style:style style:name="P67" style:family="paragraph" style:parent-style-name="Table_20_Contents">
      <style:text-properties officeooo:rsid="006738f9" officeooo:paragraph-rsid="006738f9"/>
    </style:style>
    <style:style style:name="P68" style:family="paragraph" style:parent-style-name="Table_20_Contents">
      <style:text-properties officeooo:rsid="00673e30" officeooo:paragraph-rsid="00673e30"/>
    </style:style>
    <style:style style:name="P69" style:family="paragraph" style:parent-style-name="Table_20_Contents">
      <style:text-properties officeooo:rsid="00687856" officeooo:paragraph-rsid="00687856"/>
    </style:style>
    <style:style style:name="P70" style:family="paragraph" style:parent-style-name="Table_20_Contents">
      <style:text-properties officeooo:rsid="006a6c37" officeooo:paragraph-rsid="006a6c37"/>
    </style:style>
    <style:style style:name="P71" style:family="paragraph" style:parent-style-name="Table_20_Contents">
      <style:text-properties officeooo:rsid="006c3ade" officeooo:paragraph-rsid="006c3ade"/>
    </style:style>
    <style:style style:name="P72" style:family="paragraph" style:parent-style-name="Table_20_Contents">
      <style:text-properties officeooo:rsid="006dcc6e" officeooo:paragraph-rsid="006dcc6e"/>
    </style:style>
    <style:style style:name="P73" style:family="paragraph" style:parent-style-name="Table_20_Contents">
      <style:text-properties officeooo:rsid="006ff048" officeooo:paragraph-rsid="006ff048"/>
    </style:style>
    <style:style style:name="P74" style:family="paragraph" style:parent-style-name="Table_20_Contents">
      <style:text-properties officeooo:rsid="0070d53b" officeooo:paragraph-rsid="0070d53b"/>
    </style:style>
    <style:style style:name="P75" style:family="paragraph" style:parent-style-name="Table_20_Contents">
      <style:text-properties officeooo:rsid="0074065a" officeooo:paragraph-rsid="0074065a"/>
    </style:style>
    <style:style style:name="P76" style:family="paragraph" style:parent-style-name="Table_20_Contents">
      <style:text-properties officeooo:rsid="0074350c" officeooo:paragraph-rsid="0074350c"/>
    </style:style>
    <style:style style:name="P77" style:family="paragraph" style:parent-style-name="Table_20_Contents">
      <style:text-properties officeooo:rsid="00768f0f" officeooo:paragraph-rsid="00768f0f"/>
    </style:style>
    <style:style style:name="P78" style:family="paragraph" style:parent-style-name="Table_20_Contents">
      <style:text-properties officeooo:rsid="007813d0" officeooo:paragraph-rsid="007813d0"/>
    </style:style>
    <style:style style:name="P79" style:family="paragraph" style:parent-style-name="Table_20_Contents">
      <style:text-properties officeooo:rsid="00796c04" officeooo:paragraph-rsid="00796c04"/>
    </style:style>
    <style:style style:name="P80" style:family="paragraph" style:parent-style-name="Table_20_Contents">
      <style:text-properties officeooo:rsid="007b246d" officeooo:paragraph-rsid="007b246d"/>
    </style:style>
    <style:style style:name="P81" style:family="paragraph" style:parent-style-name="Table_20_Contents">
      <style:text-properties officeooo:rsid="007e7755" officeooo:paragraph-rsid="007e7755"/>
    </style:style>
    <style:style style:name="P82" style:family="paragraph" style:parent-style-name="Table_20_Contents">
      <style:text-properties officeooo:rsid="007f5cd6" officeooo:paragraph-rsid="007f5cd6"/>
    </style:style>
    <style:style style:name="P83" style:family="paragraph" style:parent-style-name="Table_20_Contents">
      <style:text-properties officeooo:rsid="0080c508" officeooo:paragraph-rsid="0080c508"/>
    </style:style>
    <style:style style:name="P84" style:family="paragraph" style:parent-style-name="Table_20_Contents">
      <style:text-properties officeooo:rsid="00827b01" officeooo:paragraph-rsid="00827b01"/>
    </style:style>
    <style:style style:name="P85" style:family="paragraph" style:parent-style-name="Table_20_Contents">
      <style:text-properties officeooo:rsid="008403d5" officeooo:paragraph-rsid="008403d5"/>
    </style:style>
    <style:style style:name="P86" style:family="paragraph" style:parent-style-name="Table_20_Contents">
      <style:text-properties officeooo:rsid="008581fa" officeooo:paragraph-rsid="008581fa"/>
    </style:style>
    <style:style style:name="P87" style:family="paragraph" style:parent-style-name="Table_20_Contents">
      <style:text-properties officeooo:rsid="0086fe8a" officeooo:paragraph-rsid="0086fe8a"/>
    </style:style>
    <style:style style:name="P88" style:family="paragraph" style:parent-style-name="Table_20_Contents">
      <style:text-properties officeooo:rsid="008a98ac" officeooo:paragraph-rsid="008a98ac"/>
    </style:style>
    <style:style style:name="P89" style:family="paragraph" style:parent-style-name="Table_20_Contents">
      <style:text-properties officeooo:rsid="008aaa89" officeooo:paragraph-rsid="008aaa89"/>
    </style:style>
    <style:style style:name="P90" style:family="paragraph" style:parent-style-name="Table_20_Contents">
      <style:text-properties officeooo:rsid="008ea36c" officeooo:paragraph-rsid="008ea36c"/>
    </style:style>
    <style:style style:name="P91" style:family="paragraph" style:parent-style-name="Table_20_Contents">
      <style:text-properties officeooo:rsid="008f74c3" officeooo:paragraph-rsid="008f74c3"/>
    </style:style>
    <style:style style:name="P92" style:family="paragraph" style:parent-style-name="Table_20_Contents">
      <style:text-properties officeooo:rsid="009141d8" officeooo:paragraph-rsid="009141d8"/>
    </style:style>
    <style:style style:name="P93" style:family="paragraph" style:parent-style-name="Table_20_Contents">
      <style:text-properties officeooo:rsid="0092d220" officeooo:paragraph-rsid="0092d220"/>
    </style:style>
    <style:style style:name="P94" style:family="paragraph" style:parent-style-name="Table_20_Contents">
      <style:text-properties officeooo:rsid="0092db90" officeooo:paragraph-rsid="0092db90"/>
    </style:style>
    <style:style style:name="P95" style:family="paragraph" style:parent-style-name="Table_20_Contents">
      <style:text-properties officeooo:rsid="00933d0e" officeooo:paragraph-rsid="00933d0e"/>
    </style:style>
    <style:style style:name="P96" style:family="paragraph" style:parent-style-name="Table_20_Contents">
      <style:text-properties officeooo:rsid="00934e99" officeooo:paragraph-rsid="00934e99"/>
    </style:style>
    <style:style style:name="P97" style:family="paragraph" style:parent-style-name="Table_20_Contents">
      <style:text-properties officeooo:rsid="00944afb" officeooo:paragraph-rsid="00944afb"/>
    </style:style>
    <style:style style:name="P98" style:family="paragraph" style:parent-style-name="Standard">
      <style:text-properties officeooo:rsid="0058063c" officeooo:paragraph-rsid="0058063c"/>
    </style:style>
    <style:style style:name="P99" style:family="paragraph" style:parent-style-name="Standard">
      <style:text-properties officeooo:rsid="0065e26d" officeooo:paragraph-rsid="0065e26d"/>
    </style:style>
    <style:style style:name="P100" style:family="paragraph" style:parent-style-name="Standard">
      <style:text-properties officeooo:rsid="0086fe8a" officeooo:paragraph-rsid="0086fe8a"/>
    </style:style>
    <style:style style:name="P101" style:family="paragraph" style:parent-style-name="Table_20_Contents">
      <style:text-properties officeooo:rsid="00960650" officeooo:paragraph-rsid="00960650"/>
    </style:style>
    <style:style style:name="P102" style:family="paragraph" style:parent-style-name="Table_20_Contents">
      <style:text-properties officeooo:rsid="0097d60f" officeooo:paragraph-rsid="0097d60f"/>
    </style:style>
    <style:style style:name="T1" style:family="text">
      <style:text-properties officeooo:rsid="002287d8"/>
    </style:style>
    <style:style style:name="T2" style:family="text">
      <style:text-properties officeooo:rsid="00263ef5"/>
    </style:style>
    <style:style style:name="T3" style:family="text">
      <style:text-properties officeooo:rsid="002a3964"/>
    </style:style>
    <style:style style:name="T4" style:family="text">
      <style:text-properties officeooo:rsid="0035df52"/>
    </style:style>
    <style:style style:name="T5" style:family="text">
      <style:text-properties officeooo:rsid="003e39fc"/>
    </style:style>
    <style:style style:name="T6" style:family="text">
      <style:text-properties officeooo:rsid="004d9adf"/>
    </style:style>
    <style:style style:name="T7" style:family="text">
      <style:text-properties officeooo:rsid="005c0a3e"/>
    </style:style>
    <style:style style:name="T8" style:family="text">
      <style:text-properties officeooo:rsid="00610e81"/>
    </style:style>
    <style:style style:name="T9" style:family="text">
      <style:text-properties officeooo:rsid="00673e30"/>
    </style:style>
    <style:style style:name="T10" style:family="text">
      <style:text-properties officeooo:rsid="006ee680"/>
    </style:style>
    <style:style style:name="T11" style:family="text">
      <style:text-properties officeooo:rsid="00762241"/>
    </style:style>
    <style:style style:name="T12" style:family="text">
      <style:text-properties officeooo:rsid="008aaa89"/>
    </style:style>
    <style:style style:name="T13" style:family="text">
      <style:text-properties officeooo:rsid="0092aac4"/>
    </style:style>
    <style:style style:name="T14" style:family="text">
      <style:text-properties officeooo:rsid="0092d220"/>
    </style:style>
    <style:style style:name="T15" style:family="text">
      <style:text-properties officeooo:rsid="0092db90"/>
    </style:style>
    <style:style style:name="T16" style:family="text">
      <style:text-properties officeooo:rsid="00933d0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leve" table:style-name="Eleve">
        <table:table-column table:style-name="Eleve.A"/>
        <table:table-row>
          <table:table-cell table:style-name="Eleve.A1" office:value-type="string">
            <text:p text:style-name="P1"><text:span text:style-name="T1">e</text:span>l<text:span text:style-name="T1">e</text:span>ve</text:p>
          </table:table-cell>
        </table:table-row>
        <table:table-row>
          <table:table-cell table:style-name="Eleve.A2" office:value-type="string">
            <text:p text:style-name="P22">id_eleve</text:p>
          </table:table-cell>
        </table:table-row>
        <table:table-row>
          <table:table-cell table:style-name="Eleve.A2" office:value-type="string">
            <text:p text:style-name="P25">id_<text:span text:style-name="T2">badge</text:span></text:p>
          </table:table-cell>
        </table:table-row>
        <table:table-row>
          <table:table-cell table:style-name="Eleve.A2" office:value-type="string">
            <text:p text:style-name="P42">code_eleve</text:p>
          </table:table-cell>
        </table:table-row>
        <table:table-row>
          <table:table-cell table:style-name="Eleve.A2" office:value-type="string">
            <text:p text:style-name="P23">prenom</text:p>
          </table:table-cell>
        </table:table-row>
        <table:table-row>
          <table:table-cell table:style-name="Eleve.A2" office:value-type="string">
            <text:p text:style-name="P23">nom</text:p>
          </table:table-cell>
        </table:table-row>
        <table:table-row>
          <table:table-cell table:style-name="Eleve.A2" office:value-type="string">
            <text:p text:style-name="P91">sexe</text:p>
          </table:table-cell>
        </table:table-row>
        <table:table-row>
          <table:table-cell table:style-name="Eleve.A2" office:value-type="string">
            <text:p text:style-name="P23">date_naissance</text:p>
          </table:table-cell>
        </table:table-row>
        <table:table-row table:style-name="Eleve.9">
          <table:table-cell table:style-name="Eleve.A2" office:value-type="string">
            <text:p text:style-name="P91"><text:span text:style-name="T15">t</text:span>el1</text:p>
          </table:table-cell>
        </table:table-row>
        <table:table-row table:style-name="Eleve.9">
          <table:table-cell table:style-name="Eleve.A2" office:value-type="string">
            <text:p text:style-name="P91"><text:span text:style-name="T15">t</text:span>el2</text:p>
          </table:table-cell>
        </table:table-row>
        <table:table-row table:style-name="Eleve.9">
          <table:table-cell table:style-name="Eleve.A2" office:value-type="string">
            <text:p text:style-name="P91"><text:span text:style-name="T15">t</text:span>el3</text:p>
          </table:table-cell>
        </table:table-row>
        <table:table-row table:style-name="Eleve.9">
          <table:table-cell table:style-name="Eleve.A2" office:value-type="string">
            <text:p text:style-name="P94">email</text:p>
          </table:table-cell>
        </table:table-row>
        <table:table-row table:style-name="Eleve.9">
          <table:table-cell table:style-name="Eleve.A2" office:value-type="string">
            <text:p text:style-name="P34">adresse</text:p>
          </table:table-cell>
        </table:table-row>
        <table:table-row table:style-name="Eleve.9">
          <table:table-cell table:style-name="Eleve.A2" office:value-type="string">
            <text:p text:style-name="P26">nationalite</text:p>
          </table:table-cell>
        </table:table-row>
        <table:table-row>
          <table:table-cell table:style-name="Eleve.A2" office:value-type="string">
            <text:p text:style-name="P24">commentaires</text:p>
          </table:table-cell>
        </table:table-row>
        <table:table-row>
          <table:table-cell table:style-name="Eleve.A2" office:value-type="string">
            <text:p text:style-name="P24">photo</text:p>
          </table:table-cell>
        </table:table-row>
        <table:table-row>
          <table:table-cell table:style-name="Eleve.A2" office:value-type="string">
            <text:p text:style-name="P30">id_tuteur</text:p>
          </table:table-cell>
        </table:table-row>
        <table:table-row>
          <table:table-cell table:style-name="Eleve.A2" office:value-type="string">
            <text:p text:style-name="P29">date_inscription</text:p>
          </table:table-cell>
        </table:table-row>
        <table:table-row>
          <table:table-cell table:style-name="Eleve.A2" office:value-type="string">
            <text:p text:style-name="P28">date_creation</text:p>
          </table:table-cell>
        </table:table-row>
        <table:table-row>
          <table:table-cell table:style-name="Eleve.A2" office:value-type="string">
            <text:p text:style-name="P28">date_modification</text:p>
          </table:table-cell>
        </table:table-row>
        <table:table-row>
          <table:table-cell table:style-name="Eleve.A2" office:value-type="string">
            <text:p text:style-name="P27"><draw:frame draw:style-name="fr1" draw:name="Frame1" text:anchor-type="paragraph" svg:x="7.033cm" svg:y="-13.751cm" svg:width="6.69cm" draw:z-index="2"><draw:text-box fo:min-height="7.131cm"><table:table table:name="tuteur" table:style-name="tuteur"><table:table-column table:style-name="tuteur.A"/><table:table-row><table:table-cell table:style-name="tuteur.A1" office:value-type="string"><text:p text:style-name="P2">tuteur</text:p></table:table-cell></table:table-row><table:table-row><table:table-cell table:style-name="tuteur.A2" office:value-type="string"><text:p text:style-name="P31">id_tuteur</text:p></table:table-cell></table:table-row><table:table-row><table:table-cell table:style-name="tuteur.A2" office:value-type="string"><text:p text:style-name="P32">id_badge</text:p></table:table-cell></table:table-row><table:table-row><table:table-cell table:style-name="tuteur.A2" office:value-type="string"><text:p text:style-name="P42">code_tuteur</text:p></table:table-cell></table:table-row><table:table-row><table:table-cell table:style-name="tuteur.A2" office:value-type="string"><text:p text:style-name="P32">prenom</text:p></table:table-cell></table:table-row><table:table-row><table:table-cell table:style-name="tuteur.A2" office:value-type="string"><text:p text:style-name="P32">nom</text:p></table:table-cell></table:table-row><table:table-row><table:table-cell table:style-name="tuteur.A2" office:value-type="string"><text:p text:style-name="P32">date_naissance</text:p></table:table-cell></table:table-row><table:table-row><table:table-cell table:style-name="tuteur.A2" office:value-type="string"><text:p text:style-name="P32">adresse</text:p></table:table-cell></table:table-row><table:table-row><table:table-cell table:style-name="tuteur.A2" office:value-type="string"><text:p text:style-name="P94">tel1</text:p></table:table-cell></table:table-row><table:table-row><table:table-cell table:style-name="tuteur.A2" office:value-type="string"><text:p text:style-name="P94">tel2</text:p></table:table-cell></table:table-row><table:table-row><table:table-cell table:style-name="tuteur.A2" office:value-type="string"><text:p text:style-name="P94">tel3</text:p></table:table-cell></table:table-row><table:table-row><table:table-cell table:style-name="tuteur.A2" office:value-type="string"><text:p text:style-name="P94">email</text:p></table:table-cell></table:table-row><table:table-row><table:table-cell table:style-name="tuteur.A2" office:value-type="string"><text:p text:style-name="P32">nationalite</text:p></table:table-cell></table:table-row><table:table-row><table:table-cell table:style-name="tuteur.A2" office:value-type="string"><text:p text:style-name="P33">commentaires</text:p></table:table-cell></table:table-row><table:table-row><table:table-cell table:style-name="tuteur.A2" office:value-type="string"><text:p text:style-name="P33">photo</text:p></table:table-cell></table:table-row><table:table-row><table:table-cell table:style-name="tuteur.A2" office:value-type="string"><text:p text:style-name="P33">date_inscription</text:p></table:table-cell></table:table-row><table:table-row><table:table-cell table:style-name="tuteur.A2" office:value-type="string"><text:p text:style-name="P33"/></table:table-cell></table:table-row><table:table-row><table:table-cell table:style-name="tuteur.A2" office:value-type="string"><text:p text:style-name="P33">date_creation</text:p></table:table-cell></table:table-row><table:table-row><table:table-cell table:style-name="tuteur.A2" office:value-type="string"><text:p text:style-name="P33">date_modification</text:p></table:table-cell></table:table-row><table:table-row><table:table-cell table:style-name="tuteur.A2" office:value-type="string"><text:p text:style-name="P33">id_user</text:p></table:table-cell></table:table-row></table:table></draw:text-box></draw:frame>id_<text:span text:style-name="T3">user</text:span></text:p>
          </table:table-cell>
        </table:table-row>
      </table:table>
      <text:p text:style-name="Standard"/>
      <text:p text:style-name="Standard"><draw:frame draw:style-name="fr1" draw:name="Frame2" text:anchor-type="paragraph" svg:x="0.171cm" svg:y="0.27cm" svg:width="5.66cm" draw:z-index="0"><draw:text-box fo:min-height="10.543cm"><table:table table:name="users" table:style-name="users"><table:table-column table:style-name="users.A"/><table:table-row><table:table-cell table:style-name="users.A1" office:value-type="string"><text:p text:style-name="P3">users</text:p></table:table-cell></table:table-row><table:table-row><table:table-cell table:style-name="users.A2" office:value-type="string"><text:p text:style-name="P35">id_user</text:p></table:table-cell></table:table-row><table:table-row><table:table-cell table:style-name="users.A2" office:value-type="string"><text:p text:style-name="P35">id_badge</text:p></table:table-cell></table:table-row><table:table-row><table:table-cell table:style-name="users.A2" office:value-type="string"><text:p text:style-name="P43">code_user</text:p></table:table-cell></table:table-row><table:table-row><table:table-cell table:style-name="users.A2" office:value-type="string"><text:p text:style-name="P35">prenom</text:p></table:table-cell></table:table-row><table:table-row><table:table-cell table:style-name="users.A2" office:value-type="string"><text:p text:style-name="P36">nom</text:p></table:table-cell></table:table-row><table:table-row><table:table-cell table:style-name="users.A2" office:value-type="string"><text:p text:style-name="P90">password</text:p></table:table-cell></table:table-row><table:table-row><table:table-cell table:style-name="users.A2" office:value-type="string"><text:p text:style-name="P36">date_naissance</text:p></table:table-cell></table:table-row><table:table-row><table:table-cell table:style-name="users.A2" office:value-type="string"><text:p text:style-name="P90"><text:span text:style-name="T15">t</text:span>el1</text:p></table:table-cell></table:table-row><table:table-row><table:table-cell table:style-name="users.A2" office:value-type="string"><text:p text:style-name="P90"><text:span text:style-name="T15">t</text:span>el2</text:p></table:table-cell></table:table-row><table:table-row><table:table-cell table:style-name="users.A2" office:value-type="string"><text:p text:style-name="P90"><text:span text:style-name="T15">t</text:span>el3</text:p></table:table-cell></table:table-row><table:table-row><table:table-cell table:style-name="users.A2" office:value-type="string"><text:p text:style-name="P94">email</text:p></table:table-cell></table:table-row><table:table-row><table:table-cell table:style-name="users.A2" office:value-type="string"><text:p text:style-name="P36">a<text:span text:style-name="T4">dresse</text:span></text:p></table:table-cell></table:table-row><table:table-row><table:table-cell table:style-name="users.A2" office:value-type="string"><text:p text:style-name="P37">nationalite</text:p></table:table-cell></table:table-row><table:table-row><table:table-cell table:style-name="users.A2" office:value-type="string"><text:p text:style-name="P37">commentaires</text:p></table:table-cell></table:table-row><table:table-row><table:table-cell table:style-name="users.A2" office:value-type="string"><text:p text:style-name="P37">photo</text:p></table:table-cell></table:table-row><table:table-row><table:table-cell table:style-name="users.A2" office:value-type="string"><text:p text:style-name="P38"><text:span text:style-name="T12">id_</text:span>fonction</text:p></table:table-cell></table:table-row><table:table-row><table:table-cell table:style-name="users.A2" office:value-type="string"><text:p text:style-name="P38">date_inscription</text:p></table:table-cell></table:table-row></table:table></draw:text-box></draw:frame><draw:frame draw:style-name="fr1" draw:name="Frame3" text:anchor-type="paragraph" svg:x="7.338cm" svg:y="0.173cm" svg:width="7.643cm" draw:z-index="1"><draw:text-box fo:min-height="10.545cm"><table:table table:name="formation" table:style-name="formation"><table:table-column table:style-name="formation.A"/><table:table-row><table:table-cell table:style-name="formation.A1" office:value-type="string"><text:p text:style-name="P4">formation<text:span text:style-name="T5">s</text:span></text:p></table:table-cell></table:table-row><table:table-row><table:table-cell table:style-name="formation.A2" office:value-type="string"><text:p text:style-name="P39">id_formation</text:p></table:table-cell></table:table-row><table:table-row><table:table-cell table:style-name="formation.A2" office:value-type="string"><text:p text:style-name="P40">code_formation</text:p></table:table-cell></table:table-row><table:table-row><table:table-cell table:style-name="formation.A2" office:value-type="string"><text:p text:style-name="P40">nom_formation</text:p></table:table-cell></table:table-row><table:table-row><table:table-cell table:style-name="formation.A2" office:value-type="string"><text:p text:style-name="P40">niveau</text:p></table:table-cell></table:table-row><table:table-row><table:table-cell table:style-name="formation.A2" office:value-type="string"><text:p text:style-name="P41">classe</text:p></table:table-cell></table:table-row><table:table-row><table:table-cell table:style-name="formation.A2" office:value-type="string"><text:p text:style-name="P41">type</text:p></table:table-cell></table:table-row><table:table-row><table:table-cell table:style-name="formation.A2" office:value-type="string"><text:p text:style-name="P92">filiere</text:p></table:table-cell></table:table-row><table:table-row><table:table-cell table:style-name="formation.A2" office:value-type="string"><text:p text:style-name="P44">frais_inscription</text:p></table:table-cell></table:table-row><table:table-row><table:table-cell table:style-name="formation.A2" office:value-type="string"><text:p text:style-name="P44">mensual<text:span text:style-name="T16">ite</text:span></text:p></table:table-cell></table:table-row><table:table-row><table:table-cell table:style-name="formation.A2" office:value-type="string"><text:p text:style-name="P95"/></table:table-cell></table:table-row><table:table-row><table:table-cell table:style-name="formation.A2" office:value-type="string"><text:p text:style-name="P95"/></table:table-cell></table:table-row><table:table-row><table:table-cell table:style-name="formation.A2" office:value-type="string"><text:p text:style-name="P45">date_creation</text:p></table:table-cell></table:table-row><table:table-row><table:table-cell table:style-name="formation.A2" office:value-type="string"><text:p text:style-name="P45">date_modification</text:p></table:table-cell></table:table-row><table:table-row><table:table-cell table:style-name="formation.A2" office:value-type="string"><text:p text:style-name="P45">id_user</text:p></table:table-cell></table:table-row></table:table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4" text:anchor-type="paragraph" svg:x="0.145cm" svg:y="0.035cm" svg:width="6.399cm" draw:z-index="3"><draw:text-box fo:min-height="8.629cm"><table:table table:name="inscription" table:style-name="inscription"><table:table-column table:style-name="inscription.A"/><table:table-row><table:table-cell table:style-name="inscription.A1" office:value-type="string"><text:p text:style-name="P5">inscription</text:p></table:table-cell></table:table-row><table:table-row><table:table-cell table:style-name="inscription.A2" office:value-type="string"><text:p text:style-name="P46">id_inscription</text:p></table:table-cell></table:table-row><table:table-row><table:table-cell table:style-name="inscription.A2" office:value-type="string"><text:p text:style-name="P46">id_eleve</text:p></table:table-cell></table:table-row><table:table-row><table:table-cell table:style-name="inscription.A2" office:value-type="string"><text:p text:style-name="P46">id_formation_<text:span text:style-name="T6">group</text:span></text:p></table:table-cell></table:table-row><table:table-row><table:table-cell table:style-name="inscription.A2" office:value-type="string"><text:p text:style-name="P46">date_inscription</text:p></table:table-cell></table:table-row><table:table-row><table:table-cell table:style-name="inscription.A2" office:value-type="string"><text:p text:style-name="P47">date_fin_inscription</text:p></table:table-cell></table:table-row><table:table-row><table:table-cell table:style-name="inscription.A2" office:value-type="string"><text:p text:style-name="Table_20_Contents"/></table:table-cell></table:table-row><table:table-row><table:table-cell table:style-name="inscription.A2" office:value-type="string"><text:p text:style-name="Table_20_Contents"/></table:table-cell></table:table-row><table:table-row><table:table-cell table:style-name="inscription.A2" office:value-type="string"><text:p text:style-name="P48">date_creation</text:p></table:table-cell></table:table-row><table:table-row><table:table-cell table:style-name="inscription.A2" office:value-type="string"><text:p text:style-name="P48">date_modifiction</text:p></table:table-cell></table:table-row><table:table-row><table:table-cell table:style-name="inscription.A2" office:value-type="string"><text:p text:style-name="P48">id_user</text:p></table:table-cell></table:table-row></table:table></draw:text-box></draw:frame><draw:frame draw:style-name="fr1" draw:name="Frame5" text:anchor-type="paragraph" svg:x="8.615cm" svg:y="0.095cm" svg:width="6.121cm" draw:z-index="4"><draw:text-box fo:min-height="8.463cm"><table:table table:name="formation_group" table:style-name="formation_5f_group"><table:table-column table:style-name="formation_5f_group.A"/><table:table-row><table:table-cell table:style-name="formation_5f_group.A1" office:value-type="string"><text:p text:style-name="P6">formation_group</text:p></table:table-cell></table:table-row><table:table-row><table:table-cell table:style-name="formation_5f_group.A2" office:value-type="string"><text:p text:style-name="P49">id_formation_group</text:p></table:table-cell></table:table-row><table:table-row><table:table-cell table:style-name="formation_5f_group.A2" office:value-type="string"><text:p text:style-name="P49">id_formation</text:p></table:table-cell></table:table-row><table:table-row><table:table-cell table:style-name="formation_5f_group.A2" office:value-type="string"><text:p text:style-name="P49">group_number</text:p></table:table-cell></table:table-row><table:table-row><table:table-cell table:style-name="formation_5f_group.A2" office:value-type="string"><text:p text:style-name="P49">group_name</text:p></table:table-cell></table:table-row><table:table-row><table:table-cell table:style-name="formation_5f_group.A2" office:value-type="string"><text:p text:style-name="P56">annee_<text:span text:style-name="T10">scolaire</text:span></text:p></table:table-cell></table:table-row><table:table-row><table:table-cell table:style-name="formation_5f_group.A2" office:value-type="string"><text:p text:style-name="P95">date_debut</text:p></table:table-cell></table:table-row><table:table-row><table:table-cell table:style-name="formation_5f_group.A2" office:value-type="string"><text:p text:style-name="P95">date_fin</text:p></table:table-cell></table:table-row><table:table-row><table:table-cell table:style-name="formation_5f_group.A2" office:value-type="string"><text:p text:style-name="Table_20_Contents"/></table:table-cell></table:table-row><table:table-row><table:table-cell table:style-name="formation_5f_group.A2" office:value-type="string"><text:p text:style-name="P50">date_creation</text:p></table:table-cell></table:table-row><table:table-row><table:table-cell table:style-name="formation_5f_group.A2" office:value-type="string"><text:p text:style-name="P50">date_modification</text:p></table:table-cell></table:table-row><table:table-row><table:table-cell table:style-name="formation_5f_group.A2" office:value-type="string"><text:p text:style-name="P50">id_user</text:p></table:table-cell></table:table-row></table:table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7" text:anchor-type="paragraph" svg:x="8.655cm" svg:y="0.265cm" svg:width="6.57cm" draw:z-index="6"><draw:text-box fo:min-height="7.131cm"><table:table table:name="compo_formation" table:style-name="compo_5f_formation"><table:table-column table:style-name="compo_5f_formation.A"/><table:table-row><table:table-cell table:style-name="compo_5f_formation.A1" office:value-type="string"><text:p text:style-name="P8">compo_formation</text:p></table:table-cell></table:table-row><table:table-row><table:table-cell table:style-name="compo_5f_formation.A2" office:value-type="string"><text:p text:style-name="P60">id_compo_formation</text:p></table:table-cell></table:table-row><table:table-row><table:table-cell table:style-name="compo_5f_formation.A2" office:value-type="string"><text:p text:style-name="P54">id_formation_<text:span text:style-name="T13">group</text:span></text:p></table:table-cell></table:table-row><table:table-row><table:table-cell table:style-name="compo_5f_formation.A2" office:value-type="string"><text:p text:style-name="P54">id_matiere</text:p></table:table-cell></table:table-row><table:table-row><table:table-cell table:style-name="compo_5f_formation.A2" office:value-type="string"><text:p text:style-name="P54">coefficient</text:p></table:table-cell></table:table-row><table:table-row><table:table-cell table:style-name="compo_5f_formation.A2" office:value-type="string"><text:p text:style-name="P93">id_periode</text:p></table:table-cell></table:table-row><table:table-row><table:table-cell table:style-name="compo_5f_formation.A2" office:value-type="string"><text:p text:style-name="P55">id_formateur</text:p></table:table-cell></table:table-row><table:table-row><table:table-cell table:style-name="compo_5f_formation.A2" office:value-type="string"><text:p text:style-name="P84">prix_horaire</text:p></table:table-cell></table:table-row><table:table-row><table:table-cell table:style-name="compo_5f_formation.A2" office:value-type="string"><text:p text:style-name="Table_20_Contents"/></table:table-cell></table:table-row><table:table-row><table:table-cell table:style-name="compo_5f_formation.A2" office:value-type="string"><text:p text:style-name="P57">date_creation</text:p></table:table-cell></table:table-row><table:table-row><table:table-cell table:style-name="compo_5f_formation.A2" office:value-type="string"><text:p text:style-name="P57">date_modification</text:p></table:table-cell></table:table-row><table:table-row><table:table-cell table:style-name="compo_5f_formation.A2" office:value-type="string"><text:p text:style-name="P57">id_user</text:p></table:table-cell></table:table-row></table:table></draw:text-box></draw:frame></text:p>
      <text:p text:style-name="Standard"/>
      <text:p text:style-name="Standard"><draw:frame draw:style-name="fr1" draw:name="Frame6" text:anchor-type="paragraph" svg:x="0.109cm" svg:y="0.312cm" svg:width="6.465cm" draw:z-index="5"><draw:text-box fo:min-height="7.131cm"><table:table table:name="matieres" table:style-name="matieres"><table:table-column table:style-name="matieres.A"/><table:table-row><table:table-cell table:style-name="matieres.A1" office:value-type="string"><text:p text:style-name="P7">matieres</text:p></table:table-cell></table:table-row><table:table-row><table:table-cell table:style-name="matieres.A2" office:value-type="string"><text:p text:style-name="P51">id_matiere</text:p></table:table-cell></table:table-row><table:table-row><table:table-cell table:style-name="matieres.A2" office:value-type="string"><text:p text:style-name="P52">nom</text:p></table:table-cell></table:table-row><table:table-row><table:table-cell table:style-name="matieres.A2" office:value-type="string"><text:p text:style-name="P53">description</text:p></table:table-cell></table:table-row><table:table-row><table:table-cell table:style-name="matieres.A2" office:value-type="string"><text:p text:style-name="P53">langue</text:p></table:table-cell></table:table-row><table:table-row><table:table-cell table:style-name="matieres.A2" office:value-type="string"><text:p text:style-name="Table_20_Contents"/></table:table-cell></table:table-row><table:table-row><table:table-cell table:style-name="matieres.A2" office:value-type="string"><text:p text:style-name="Table_20_Contents"/></table:table-cell></table:table-row><table:table-row><table:table-cell table:style-name="matieres.A2" office:value-type="string"><text:p text:style-name="P52">date_creation</text:p></table:table-cell></table:table-row><table:table-row><table:table-cell table:style-name="matieres.A2" office:value-type="string"><text:p text:style-name="P52">date_modification</text:p></table:table-cell></table:table-row><table:table-row><table:table-cell table:style-name="matieres.A2" office:value-type="string"><text:p text:style-name="P52">id_user</text:p></table:table-cell></table:table-row></table:table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8" text:anchor-type="paragraph" svg:x="-0.249cm" svg:y="0.445cm" svg:width="6.756cm" draw:z-index="7"><draw:text-box fo:min-height="8.497cm"><table:table table:name="Notes" table:style-name="Notes"><table:table-column table:style-name="Notes.A"/><table:table-row><table:table-cell table:style-name="Notes.A1" office:value-type="string"><text:p text:style-name="P9">notes</text:p></table:table-cell></table:table-row><table:table-row><table:table-cell table:style-name="Notes.A2" office:value-type="string"><text:p text:style-name="P58">id_eleve</text:p></table:table-cell></table:table-row><table:table-row><table:table-cell table:style-name="Notes.A2" office:value-type="string"><text:p text:style-name="P59">id_compo_<text:span text:style-name="T11">controle</text:span></text:p></table:table-cell></table:table-row><table:table-row><table:table-cell table:style-name="Notes.A2" office:value-type="string"><text:p text:style-name="P59">note</text:p></table:table-cell></table:table-row><table:table-row><table:table-cell table:style-name="Notes.A2" office:value-type="string"><text:p text:style-name="P59">commentaire</text:p></table:table-cell></table:table-row><table:table-row><table:table-cell table:style-name="Notes.A2" office:value-type="string"><text:p text:style-name="P72">is_present</text:p></table:table-cell></table:table-row><table:table-row><table:table-cell table:style-name="Notes.A2" office:value-type="string"><text:p text:style-name="P72">is_renvoye</text:p></table:table-cell></table:table-row><table:table-row><table:table-cell table:style-name="Notes.A2" office:value-type="string"><text:p text:style-name="P72">raison</text:p></table:table-cell></table:table-row><table:table-row><table:table-cell table:style-name="Notes.A2" office:value-type="string"><text:p text:style-name="Table_20_Contents"/></table:table-cell></table:table-row><table:table-row><table:table-cell table:style-name="Notes.A2" office:value-type="string"><text:p text:style-name="P59">date_creation</text:p></table:table-cell></table:table-row><table:table-row><table:table-cell table:style-name="Notes.A2" office:value-type="string"><text:p text:style-name="P59">date_modification</text:p></table:table-cell></table:table-row><table:table-row><table:table-cell table:style-name="Notes.A2" office:value-type="string"><text:p text:style-name="P59">id_user</text:p></table:table-cell></table:table-row></table:table></draw:text-box></draw:frame><draw:frame draw:style-name="fr1" draw:name="Frame10" text:anchor-type="paragraph" svg:x="8.708cm" svg:y="0.166cm" svg:width="7.946cm" draw:z-index="9"><draw:text-box fo:min-height="8.17cm"><table:table table:name="compo_exam" table:style-name="compo_5f_exam"><table:table-column table:style-name="compo_5f_exam.A"/><table:table-row><table:table-cell table:style-name="compo_5f_exam.A1" office:value-type="string"><text:p text:style-name="P10">compo_<text:span text:style-name="T11">controle</text:span></text:p></table:table-cell></table:table-row><table:table-row><table:table-cell table:style-name="compo_5f_exam.A2" office:value-type="string"><text:p text:style-name="P64">id_compo_<text:span text:style-name="T11">controle</text:span></text:p></table:table-cell></table:table-row><table:table-row><table:table-cell table:style-name="compo_5f_exam.A2" office:value-type="string"><text:p text:style-name="P63">id_<text:span text:style-name="T11">controle</text:span></text:p></table:table-cell></table:table-row><table:table-row><table:table-cell table:style-name="compo_5f_exam.A2" office:value-type="string"><text:p text:style-name="P63">id_<text:span text:style-name="T8">compo_formation</text:span></text:p></table:table-cell></table:table-row><table:table-row><table:table-cell table:style-name="compo_5f_exam.A2" office:value-type="string"><text:p text:style-name="P63">id_salle</text:p></table:table-cell></table:table-row><table:table-row><table:table-cell table:style-name="compo_5f_exam.A2" office:value-type="string"><text:p text:style-name="P68">date</text:p></table:table-cell></table:table-row><table:table-row><table:table-cell table:style-name="compo_5f_exam.A2" office:value-type="string"><text:p text:style-name="P63"><text:span text:style-name="T9">heure</text:span>_debut</text:p></table:table-cell></table:table-row><table:table-row><table:table-cell table:style-name="compo_5f_exam.A2" office:value-type="string"><text:p text:style-name="P63"><text:span text:style-name="T9">heure</text:span>_fin</text:p></table:table-cell></table:table-row><table:table-row><table:table-cell table:style-name="compo_5f_exam.A2" office:value-type="string"><text:p text:style-name="P63">duree</text:p></table:table-cell></table:table-row><table:table-row><table:table-cell table:style-name="compo_5f_exam.A2" office:value-type="string"><text:p text:style-name="P63">id_formateur</text:p></table:table-cell></table:table-row><table:table-row><table:table-cell table:style-name="compo_5f_exam.A2" office:value-type="string"><text:p text:style-name="Table_20_Contents"/></table:table-cell></table:table-row><table:table-row><table:table-cell table:style-name="compo_5f_exam.A2" office:value-type="string"><text:p text:style-name="P65">date_creation</text:p></table:table-cell></table:table-row><table:table-row><table:table-cell table:style-name="compo_5f_exam.A2" office:value-type="string"><text:p text:style-name="P65">date_modification</text:p></table:table-cell></table:table-row><table:table-row><table:table-cell table:style-name="compo_5f_exam.A2" office:value-type="string"><text:p text:style-name="P65">id_user</text:p></table:table-cell></table:table-row></table:table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<draw:frame draw:style-name="fr1" draw:name="Frame12" text:anchor-type="paragraph" svg:x="9.012cm" svg:y="0.053cm" svg:width="6.967cm" draw:z-index="11"><draw:text-box fo:min-height="7.131cm"><table:table table:name="cours" table:style-name="cours"><table:table-column table:style-name="cours.A"/><table:table-row><table:table-cell table:style-name="cours.A1" office:value-type="string"><text:p text:style-name="P12">cours</text:p></table:table-cell></table:table-row><table:table-row><table:table-cell table:style-name="cours.A2" office:value-type="string"><text:p text:style-name="P67">id_cours</text:p></table:table-cell></table:table-row><table:table-row><table:table-cell table:style-name="cours.A2" office:value-type="string"><text:p text:style-name="P67">id_compo_formation</text:p></table:table-cell></table:table-row><table:table-row><table:table-cell table:style-name="cours.A2" office:value-type="string"><text:p text:style-name="P67">date</text:p></table:table-cell></table:table-row><table:table-row><table:table-cell table:style-name="cours.A2" office:value-type="string"><text:p text:style-name="P67">heure_debut</text:p></table:table-cell></table:table-row><table:table-row><table:table-cell table:style-name="cours.A2" office:value-type="string"><text:p text:style-name="P67">heure_fin</text:p></table:table-cell></table:table-row><table:table-row><table:table-cell table:style-name="cours.A2" office:value-type="string"><text:p text:style-name="P67">duree</text:p></table:table-cell></table:table-row><table:table-row><table:table-cell table:style-name="cours.A2" office:value-type="string"><text:p text:style-name="P67">id_salle</text:p></table:table-cell></table:table-row><table:table-row><table:table-cell table:style-name="cours.A2" office:value-type="string"><text:p text:style-name="P67">id_formateur</text:p></table:table-cell></table:table-row><table:table-row><table:table-cell table:style-name="cours.A2" office:value-type="string"><text:p text:style-name="P67">description_contenu</text:p></table:table-cell></table:table-row><table:table-row><table:table-cell table:style-name="cours.A2" office:value-type="string"><text:p text:style-name="P102">commentaires</text:p></table:table-cell></table:table-row><table:table-row><table:table-cell table:style-name="cours.A2" office:value-type="string"><text:p text:style-name="P75">is_done</text:p></table:table-cell></table:table-row><table:table-row><table:table-cell table:style-name="cours.A2" office:value-type="string"><text:p text:style-name="P75">is_annule</text:p></table:table-cell></table:table-row><table:table-row><table:table-cell table:style-name="cours.A2" office:value-type="string"><text:p text:style-name="P75">raison_<text:span text:style-name="T14">annulation</text:span></text:p></table:table-cell></table:table-row><table:table-row><table:table-cell table:style-name="cours.A2" office:value-type="string"><text:p text:style-name="P75">id_cours_remplacement</text:p></table:table-cell></table:table-row><table:table-row><table:table-cell table:style-name="cours.A2" office:value-type="string"><text:p text:style-name="P101">check_presence_done</text:p></table:table-cell></table:table-row><table:table-row><table:table-cell table:style-name="cours.A2" office:value-type="string"><text:p text:style-name="P67">date_creation</text:p></table:table-cell></table:table-row><table:table-row><table:table-cell table:style-name="cours.A2" office:value-type="string"><text:p text:style-name="P67">date_modification</text:p></table:table-cell></table:table-row><table:table-row><table:table-cell table:style-name="cours.A2" office:value-type="string"><text:p text:style-name="P67">id_user</text:p></table:table-cell></table:table-row></table:table></draw:text-box></draw:frame><draw:frame draw:style-name="fr1" draw:name="Frame9" text:anchor-type="paragraph" svg:x="0.33cm" svg:y="0.048cm" svg:width="7.391cm" draw:z-index="8"><draw:text-box fo:min-height="7.814cm"><table:table table:name="exams" table:style-name="exams"><table:table-column table:style-name="exams.A"/><table:table-row><table:table-cell table:style-name="exams.A1" office:value-type="string"><text:p text:style-name="P15">controles</text:p></table:table-cell></table:table-row><table:table-row><table:table-cell table:style-name="exams.A2" office:value-type="string"><text:p text:style-name="P60">id_<text:span text:style-name="T11">controle</text:span></text:p></table:table-cell></table:table-row><table:table-row><table:table-cell table:style-name="exams.A2" office:value-type="string"><text:p text:style-name="P60">id_<text:span text:style-name="T7">formation</text:span></text:p></table:table-cell></table:table-row><table:table-row><table:table-cell table:style-name="exams.A2" office:value-type="string"><text:p text:style-name="P61">nom</text:p></table:table-cell></table:table-row><table:table-row><table:table-cell table:style-name="exams.A2" office:value-type="string"><text:p text:style-name="P79">id_controle_type</text:p></table:table-cell></table:table-row><table:table-row><table:table-cell table:style-name="exams.A2" office:value-type="string"><text:p text:style-name="P61">date_debut</text:p></table:table-cell></table:table-row><table:table-row><table:table-cell table:style-name="exams.A2" office:value-type="string"><text:p text:style-name="P61">date_fin</text:p></table:table-cell></table:table-row><table:table-row><table:table-cell table:style-name="exams.A2" office:value-type="string"><text:p text:style-name="Table_20_Contents"/></table:table-cell></table:table-row><table:table-row><table:table-cell table:style-name="exams.A2" office:value-type="string"><text:p text:style-name="Table_20_Contents"/></table:table-cell></table:table-row><table:table-row><table:table-cell table:style-name="exams.A2" office:value-type="string"><text:p text:style-name="P62">date_creation</text:p></table:table-cell></table:table-row><table:table-row><table:table-cell table:style-name="exams.A2" office:value-type="string"><text:p text:style-name="P62">date_modification</text:p></table:table-cell></table:table-row><table:table-row><table:table-cell table:style-name="exams.A2" office:value-type="string"><text:p text:style-name="P62">id_user</text:p></table:table-cell></table:table-row></table:table></draw:text-box></draw:frame><text:soft-page-break/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<draw:frame draw:style-name="fr1" draw:name="Frame11" text:anchor-type="paragraph" svg:x="0.333cm" svg:y="0.111cm" svg:width="6.862cm" draw:z-index="10"><draw:text-box fo:min-height="8.186cm"><table:table table:name="salles" table:style-name="salles"><table:table-column table:style-name="salles.A"/><table:table-row><table:table-cell table:style-name="salles.A1" office:value-type="string"><text:p text:style-name="P11">salles</text:p></table:table-cell></table:table-row><table:table-row><table:table-cell table:style-name="salles.A2" office:value-type="string"><text:p text:style-name="P66">id_salle</text:p></table:table-cell></table:table-row><table:table-row><table:table-cell table:style-name="salles.A2" office:value-type="string"><text:p text:style-name="P66">code_salle</text:p></table:table-cell></table:table-row><table:table-row><table:table-cell table:style-name="salles.A2" office:value-type="string"><text:p text:style-name="P76">nom_salle</text:p></table:table-cell></table:table-row><table:table-row><table:table-cell table:style-name="salles.A2" office:value-type="string"><text:p text:style-name="P66">superficie</text:p></table:table-cell></table:table-row><table:table-row><table:table-cell table:style-name="salles.A2" office:value-type="string"><text:p text:style-name="P66">capacite</text:p></table:table-cell></table:table-row><table:table-row><table:table-cell table:style-name="salles.A2" office:value-type="string"><text:p text:style-name="P66">emplacement</text:p></table:table-cell></table:table-row><table:table-row><table:table-cell table:style-name="salles.A2" office:value-type="string"><text:p text:style-name="Table_20_Contents"/></table:table-cell></table:table-row><table:table-row><table:table-cell table:style-name="salles.A2" office:value-type="string"><text:p text:style-name="P66">date_creation</text:p></table:table-cell></table:table-row><table:table-row><table:table-cell table:style-name="salles.A2" office:value-type="string"><text:p text:style-name="P66">date_modification</text:p></table:table-cell></table:table-row><table:table-row><table:table-cell table:style-name="salles.A2" office:value-type="string"><text:p text:style-name="P66">id_user</text:p></table:table-cell></table:table-row></table:table></draw:text-box></draw:frame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<draw:frame draw:style-name="fr1" draw:name="Frame14" text:anchor-type="paragraph" svg:x="8.46cm" svg:y="0.45cm" svg:width="7.708cm" draw:z-index="13"><draw:text-box fo:min-height="14.291cm"><table:table table:name="formateur" table:style-name="formateur"><table:table-column table:style-name="formateur.A"/><table:table-row><table:table-cell table:style-name="formateur.A1" office:value-type="string"><text:p text:style-name="P14">formateur</text:p></table:table-cell></table:table-row><table:table-row><table:table-cell table:style-name="formateur.A2" office:value-type="string"><text:p text:style-name="P73">id_formateur</text:p></table:table-cell></table:table-row><table:table-row><table:table-cell table:style-name="formateur.A2" office:value-type="string"><text:p text:style-name="P73">id_badge</text:p></table:table-cell></table:table-row><table:table-row><table:table-cell table:style-name="formateur.A2" office:value-type="string"><text:p text:style-name="P73">code_formateur</text:p></table:table-cell></table:table-row><table:table-row><table:table-cell table:style-name="formateur.A2" office:value-type="string"><text:p text:style-name="P74">prenom</text:p></table:table-cell></table:table-row><table:table-row><table:table-cell table:style-name="formateur.A2" office:value-type="string"><text:p text:style-name="P74">nom</text:p></table:table-cell></table:table-row><table:table-row><table:table-cell table:style-name="formateur.A2" office:value-type="string"><text:p text:style-name="P74">sexe</text:p></table:table-cell></table:table-row><table:table-row><table:table-cell table:style-name="formateur.A2" office:value-type="string"><text:p text:style-name="P74">date_naissance</text:p></table:table-cell></table:table-row><table:table-row><table:table-cell table:style-name="formateur.A2" office:value-type="string"><text:p text:style-name="P74">adresse</text:p></table:table-cell></table:table-row><table:table-row><table:table-cell table:style-name="formateur.A2" office:value-type="string"><text:p text:style-name="P94">tel1</text:p></table:table-cell></table:table-row><table:table-row><table:table-cell table:style-name="formateur.A2" office:value-type="string"><text:p text:style-name="P94">tel2</text:p></table:table-cell></table:table-row><table:table-row><table:table-cell table:style-name="formateur.A2" office:value-type="string"><text:p text:style-name="P94">tel3</text:p></table:table-cell></table:table-row><table:table-row><table:table-cell table:style-name="formateur.A2" office:value-type="string"><text:p text:style-name="P97">email</text:p></table:table-cell></table:table-row><table:table-row><table:table-cell table:style-name="formateur.A2" office:value-type="string"><text:p text:style-name="P74">nationalite</text:p></table:table-cell></table:table-row><table:table-row><table:table-cell table:style-name="formateur.A2" office:value-type="string"><text:p text:style-name="P74">specialite</text:p></table:table-cell></table:table-row><table:table-row><table:table-cell table:style-name="formateur.A2" office:value-type="string"><text:p text:style-name="P74">annee_experience</text:p></table:table-cell></table:table-row><table:table-row table:style-name="formateur.17"><table:table-cell table:style-name="formateur.A2" office:value-type="string"><text:p text:style-name="P74">commentaires</text:p></table:table-cell></table:table-row><table:table-row table:style-name="formateur.17"><table:table-cell table:style-name="formateur.A2" office:value-type="string"><text:p text:style-name="P74">date_recrutement</text:p></table:table-cell></table:table-row><table:table-row table:style-name="formateur.17"><table:table-cell table:style-name="formateur.A2" office:value-type="string"><text:p text:style-name="P74">photo</text:p></table:table-cell></table:table-row><table:table-row table:style-name="formateur.17"><table:table-cell table:style-name="formateur.A2" office:value-type="string"><text:p text:style-name="P74"/></table:table-cell></table:table-row><table:table-row table:style-name="formateur.17"><table:table-cell table:style-name="formateur.A2" office:value-type="string"><text:p text:style-name="P74">date_creation</text:p></table:table-cell></table:table-row><table:table-row table:style-name="formateur.17"><table:table-cell table:style-name="formateur.A2" office:value-type="string"><text:p text:style-name="P74">date_modification</text:p></table:table-cell></table:table-row><table:table-row table:style-name="formateur.17"><table:table-cell table:style-name="formateur.A2" office:value-type="string"><text:p text:style-name="P74">id_user</text:p></table:table-cell></table:table-row></table:table></draw:text-box></draw:frame></text:p>
      <text:p text:style-name="P98"/>
      <text:p text:style-name="P98"/>
      <text:p text:style-name="P98"/>
      <text:p text:style-name="P98"/>
      <text:p text:style-name="P98"><draw:frame draw:style-name="fr1" draw:name="Frame13" text:anchor-type="paragraph" svg:x="0.36cm" svg:y="0.076cm" svg:width="7.285cm" draw:z-index="12"><draw:text-box fo:min-height="7.131cm"><table:table table:name="presence" table:style-name="presence"><table:table-column table:style-name="presence.A"/><table:table-row><table:table-cell table:style-name="presence.A1" office:value-type="string"><text:p text:style-name="P13">presence</text:p></table:table-cell></table:table-row><table:table-row><table:table-cell table:style-name="presence.A2" office:value-type="string"><text:p text:style-name="P69">id_eleve</text:p></table:table-cell></table:table-row><table:table-row><table:table-cell table:style-name="presence.A2" office:value-type="string"><text:p text:style-name="P69">id_cours</text:p></table:table-cell></table:table-row><table:table-row><table:table-cell table:style-name="presence.A2" office:value-type="string"><text:p text:style-name="P69">is_present</text:p></table:table-cell></table:table-row><table:table-row><table:table-cell table:style-name="presence.A2" office:value-type="string"><text:p text:style-name="P70">is_renvoye</text:p></table:table-cell></table:table-row><table:table-row><table:table-cell table:style-name="presence.A2" office:value-type="string"><text:p text:style-name="P70">heure_renvoie</text:p></table:table-cell></table:table-row><table:table-row><table:table-cell table:style-name="presence.A2" office:value-type="string"><text:p text:style-name="P72">raison</text:p></table:table-cell></table:table-row><table:table-row><table:table-cell table:style-name="presence.A2" office:value-type="string"><text:p text:style-name="P71">commentaire</text:p></table:table-cell></table:table-row><table:table-row><table:table-cell table:style-name="presence.A2" office:value-type="string"><text:p text:style-name="Table_20_Contents"/></table:table-cell></table:table-row><table:table-row><table:table-cell table:style-name="presence.A2" office:value-type="string"><text:p text:style-name="P71">date_creation</text:p></table:table-cell></table:table-row><table:table-row><table:table-cell table:style-name="presence.A2" office:value-type="string"><text:p text:style-name="P71">date_modification</text:p></table:table-cell></table:table-row><table:table-row><table:table-cell table:style-name="presence.A2" office:value-type="string"><text:p text:style-name="P71">id_user</text:p></table:table-cell></table:table-row></table:table></draw:text-box></draw:frame></text:p>
      <text:p text:style-name="P98"/>
      <text:p text:style-name="P98"/>
      <text:p text:style-name="P98"/>
      <text:p text:style-name="P99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<draw:frame draw:style-name="fr1" draw:name="Frame18" text:anchor-type="paragraph" svg:x="0.198cm" svg:y="0.035cm" svg:width="7.179cm" draw:z-index="16"><draw:text-box fo:min-height="5.084cm"><table:table table:name="tuteur_document" table:style-name="tuteur_5f_document"><table:table-column table:style-name="tuteur_5f_document.A"/><table:table-row><table:table-cell table:style-name="tuteur_5f_document.A1" office:value-type="string"><text:p text:style-name="P19">tuteur_documents</text:p></table:table-cell></table:table-row><table:table-row><table:table-cell table:style-name="tuteur_5f_document.A2" office:value-type="string"><text:p text:style-name="P86">id_tuteur</text:p></table:table-cell></table:table-row><table:table-row><table:table-cell table:style-name="tuteur_5f_document.A2" office:value-type="string"><text:p text:style-name="P86">id_type_document</text:p></table:table-cell></table:table-row><table:table-row><table:table-cell table:style-name="tuteur_5f_document.A2" office:value-type="string"><text:p text:style-name="P86">document</text:p></table:table-cell></table:table-row><table:table-row><table:table-cell table:style-name="tuteur_5f_document.A2" office:value-type="string"><text:p text:style-name="P86">date_creation</text:p></table:table-cell></table:table-row><table:table-row><table:table-cell table:style-name="tuteur_5f_document.A2" office:value-type="string"><text:p text:style-name="P86">date_modification</text:p></table:table-cell></table:table-row><table:table-row><table:table-cell table:style-name="tuteur_5f_document.A2" office:value-type="string"><text:p text:style-name="P86"><draw:frame draw:style-name="fr1" draw:name="Frame17" text:anchor-type="paragraph" svg:x="-0.191cm" svg:y="1.427cm" svg:width="7.47cm" draw:z-index="17"><draw:text-box fo:min-height="4.401cm"><table:table table:name="eleve_document" table:style-name="eleve_5f_document"><table:table-column table:style-name="eleve_5f_document.A"/><table:table-row><table:table-cell table:style-name="eleve_5f_document.A1" office:value-type="string"><text:p text:style-name="P18">eleve_documents</text:p></table:table-cell></table:table-row><table:table-row><table:table-cell table:style-name="eleve_5f_document.A2" office:value-type="string"><text:p text:style-name="P85">id_eleve</text:p></table:table-cell></table:table-row><table:table-row><table:table-cell table:style-name="eleve_5f_document.A2" office:value-type="string"><text:p text:style-name="P85">id_type_document</text:p></table:table-cell></table:table-row><table:table-row><table:table-cell table:style-name="eleve_5f_document.A2" office:value-type="string"><text:p text:style-name="P85">document</text:p></table:table-cell></table:table-row><table:table-row><table:table-cell table:style-name="eleve_5f_document.A2" office:value-type="string"><text:p text:style-name="P85">date_creation</text:p></table:table-cell></table:table-row><table:table-row><table:table-cell table:style-name="eleve_5f_document.A2" office:value-type="string"><text:p text:style-name="P85">date_modification</text:p></table:table-cell></table:table-row><table:table-row><table:table-cell table:style-name="eleve_5f_document.A2" office:value-type="string"><text:p text:style-name="P85">id_user</text:p></table:table-cell></table:table-row></table:table></draw:text-box></draw:frame>id_user</text:p></table:table-cell></table:table-row></table:table></draw:text-box></draw:frame><draw:frame draw:style-name="fr1" draw:name="Frame15" text:anchor-type="paragraph" svg:x="8.377cm" svg:y="0.09cm" svg:width="7.126cm" draw:z-index="14"><draw:text-box fo:min-height="4.401cm"><table:table table:name="exam_type" table:style-name="exam_5f_type"><table:table-column table:style-name="exam_5f_type.A"/><table:table-row><table:table-cell table:style-name="exam_5f_type.A1" office:value-type="string"><text:p text:style-name="P16">controle_type</text:p></table:table-cell></table:table-row><table:table-row><table:table-cell table:style-name="exam_5f_type.A2" office:value-type="string"><text:p text:style-name="P77">id_controle_type</text:p></table:table-cell></table:table-row><table:table-row><table:table-cell table:style-name="exam_5f_type.A2" office:value-type="string"><text:p text:style-name="P78">code_controle_type</text:p></table:table-cell></table:table-row><table:table-row><table:table-cell table:style-name="exam_5f_type.A2" office:value-type="string"><text:p text:style-name="P78">nom</text:p></table:table-cell></table:table-row><table:table-row><table:table-cell table:style-name="exam_5f_type.A2" office:value-type="string"><text:p text:style-name="P78">frequence</text:p></table:table-cell></table:table-row><table:table-row><table:table-cell table:style-name="exam_5f_type.A2" office:value-type="string"><text:p text:style-name="P78">during_cours</text:p></table:table-cell></table:table-row><table:table-row><table:table-cell table:style-name="exam_5f_type.A2" office:value-type="string"><text:p text:style-name="P78"/></table:table-cell></table:table-row><table:table-row><table:table-cell table:style-name="exam_5f_type.A2" office:value-type="string"><text:p text:style-name="P78">date_creation</text:p></table:table-cell></table:table-row><table:table-row><table:table-cell table:style-name="exam_5f_type.A2" office:value-type="string"><text:p text:style-name="P78">date_modification</text:p></table:table-cell></table:table-row><table:table-row><table:table-cell table:style-name="exam_5f_type.A2" office:value-type="string"><text:p text:style-name="P78">id_user</text:p></table:table-cell></table:table-row></table:table></draw:text-box></draw:frame><text:soft-page-break/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<draw:frame draw:style-name="fr1" draw:name="Frame16" text:anchor-type="paragraph" svg:x="8.274cm" svg:y="0.228cm" svg:width="7.126cm" draw:z-index="15"><draw:text-box fo:min-height="10.545cm"><table:table table:name="mensualite" table:style-name="mensualite"><table:table-column table:style-name="mensualite.A"/><table:table-row><table:table-cell table:style-name="mensualite.A1" office:value-type="string"><text:p text:style-name="P17">mensualites</text:p></table:table-cell></table:table-row><table:table-row><table:table-cell table:style-name="mensualite.A2" office:value-type="string"><text:p text:style-name="P80">id_inscription</text:p></table:table-cell></table:table-row><table:table-row><table:table-cell table:style-name="mensualite.A2" office:value-type="string"><text:p text:style-name="P95">mois</text:p></table:table-cell></table:table-row><table:table-row><table:table-cell table:style-name="mensualite.A2" office:value-type="string"><text:p text:style-name="P95">date_debut</text:p></table:table-cell></table:table-row><table:table-row><table:table-cell table:style-name="mensualite.A2" office:value-type="string"><text:p text:style-name="P81">date_fin</text:p></table:table-cell></table:table-row><table:table-row><table:table-cell table:style-name="mensualite.A2" office:value-type="string"><text:p text:style-name="P82">date_limite</text:p></table:table-cell></table:table-row><table:table-row><table:table-cell table:style-name="mensualite.A2" office:value-type="string"><text:p text:style-name="P81">is_paid</text:p></table:table-cell></table:table-row><table:table-row table:style-name="mensualite.8"><table:table-cell table:style-name="mensualite.A2" office:value-type="string"><text:p text:style-name="P96">expected_amount</text:p></table:table-cell></table:table-row><table:table-row table:style-name="mensualite.8"><table:table-cell table:style-name="mensualite.A2" office:value-type="string"><text:p text:style-name="P83">montant_paye</text:p></table:table-cell></table:table-row><table:table-row><table:table-cell table:style-name="mensualite.A2" office:value-type="string"><text:p text:style-name="P81">commentaires</text:p></table:table-cell></table:table-row><table:table-row><table:table-cell table:style-name="mensualite.A2" office:value-type="string"><text:p text:style-name="P82">date_versement</text:p></table:table-cell></table:table-row><table:table-row><table:table-cell table:style-name="mensualite.A2" office:value-type="string"><text:p text:style-name="P82">moyen_payement</text:p></table:table-cell></table:table-row><table:table-row><table:table-cell table:style-name="mensualite.A2" office:value-type="string"><text:p text:style-name="Table_20_Contents"/></table:table-cell></table:table-row><table:table-row><table:table-cell table:style-name="mensualite.A2" office:value-type="string"><text:p text:style-name="P82">date_creation</text:p></table:table-cell></table:table-row><table:table-row><table:table-cell table:style-name="mensualite.A2" office:value-type="string"><text:p text:style-name="P82">date_modificaton</text:p></table:table-cell></table:table-row><table:table-row><table:table-cell table:style-name="mensualite.A2" office:value-type="string"><text:p text:style-name="P82">id_user</text:p></table:table-cell></table:table-row></table:table></draw:text-box></draw:frame></text:p>
      <text:p text:style-name="P98"/>
      <text:p text:style-name="P98"/>
      <text:p text:style-name="P98"/>
      <text:p text:style-name="P98"/>
      <text:p text:style-name="P98"/>
      <text:p text:style-name="P98"/>
      <text:p text:style-name="P98"><draw:frame draw:style-name="fr1" draw:name="Frame19" text:anchor-type="paragraph" svg:x="0.171cm" svg:y="0.376cm" svg:width="7.02cm" draw:z-index="18"><draw:text-box fo:min-height="5.084cm"><table:table table:name="user_documents" table:style-name="user_5f_documents"><table:table-column table:style-name="user_5f_documents.A"/><table:table-row><table:table-cell table:style-name="user_5f_documents.A1" office:value-type="string"><text:p text:style-name="P20">user_documents</text:p></table:table-cell></table:table-row><table:table-row><table:table-cell table:style-name="user_5f_documents.A2" office:value-type="string"><text:p text:style-name="P87">id_user_d</text:p></table:table-cell></table:table-row><table:table-row><table:table-cell table:style-name="user_5f_documents.A2" office:value-type="string"><text:p text:style-name="P87">id_type_document</text:p></table:table-cell></table:table-row><table:table-row><table:table-cell table:style-name="user_5f_documents.A2" office:value-type="string"><text:p text:style-name="P87">document</text:p></table:table-cell></table:table-row><table:table-row><table:table-cell table:style-name="user_5f_documents.A2" office:value-type="string"><text:p text:style-name="P87">date_creation</text:p></table:table-cell></table:table-row><table:table-row><table:table-cell table:style-name="user_5f_documents.A2" office:value-type="string"><text:p text:style-name="P87">date_modification</text:p></table:table-cell></table:table-row><table:table-row><table:table-cell table:style-name="user_5f_documents.A2" office:value-type="string"><text:p text:style-name="P87">id_user</text:p></table:table-cell></table:table-row></table:table></draw:text-box></draw:frame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<draw:frame draw:style-name="fr1" draw:name="Frame20" text:anchor-type="paragraph" svg:x="0.25cm" svg:y="0.201cm" svg:width="6.888cm" draw:z-index="19"><draw:text-box fo:min-height="5.433cm"><table:table table:name="formateur_documents" table:style-name="formateur_5f_documents"><table:table-column table:style-name="formateur_5f_documents.A"/><table:table-row><table:table-cell table:style-name="formateur_5f_documents.A1" office:value-type="string"><text:p text:style-name="P21">formateur_documents</text:p></table:table-cell></table:table-row><table:table-row><table:table-cell table:style-name="formateur_5f_documents.A2" office:value-type="string"><text:p text:style-name="P88">id_formateur</text:p></table:table-cell></table:table-row><table:table-row><table:table-cell table:style-name="formateur_5f_documents.A2" office:value-type="string"><text:p text:style-name="P88">id_type_document</text:p></table:table-cell></table:table-row><table:table-row><table:table-cell table:style-name="formateur_5f_documents.A2" office:value-type="string"><text:p text:style-name="P88">document</text:p></table:table-cell></table:table-row><table:table-row><table:table-cell table:style-name="formateur_5f_documents.A2" office:value-type="string"><text:p text:style-name="P88">date_creation</text:p></table:table-cell></table:table-row><table:table-row><table:table-cell table:style-name="formateur_5f_documents.A2" office:value-type="string"><text:p text:style-name="P88">date_modification</text:p></table:table-cell></table:table-row><table:table-row><table:table-cell table:style-name="formateur_5f_documents.A2" office:value-type="string"><text:p text:style-name="P88">id_user</text:p></table:table-cell></table:table-row></table:table></draw:text-box></draw:frame></text:p>
      <text:p text:style-name="P98"/>
      <text:p text:style-name="P98"/>
      <text:p text:style-name="P98"/>
      <text:p text:style-name="P98"/>
      <text:p text:style-name="P98"><draw:frame draw:style-name="fr1" draw:name="Frame21" text:anchor-type="paragraph" svg:x="8.167cm" svg:y="0.318cm" svg:width="6.888cm" draw:z-index="20"><draw:text-box fo:min-height="5.433cm"><table:table table:name="Table1" table:style-name="Table1"><table:table-column table:style-name="Table1.A"/><table:table-row><table:table-cell table:style-name="Table1.A1" office:value-type="string"><text:p text:style-name="P21">fo<text:span text:style-name="T12">nction_type</text:span></text:p></table:table-cell></table:table-row><table:table-row><table:table-cell table:style-name="Table1.A2" office:value-type="string"><text:p text:style-name="P88">id_fo<text:span text:style-name="T12">nction</text:span></text:p></table:table-cell></table:table-row><table:table-row><table:table-cell table:style-name="Table1.A2" office:value-type="string"><text:p text:style-name="P89">intitule_fonction</text:p></table:table-cell></table:table-row><table:table-row><table:table-cell table:style-name="Table1.A2" office:value-type="string"><text:p text:style-name="P88">date_creation</text:p></table:table-cell></table:table-row><table:table-row><table:table-cell table:style-name="Table1.A2" office:value-type="string"><text:p text:style-name="P88">date_modification</text:p></table:table-cell></table:table-row><table:table-row><table:table-cell table:style-name="Table1.A2" office:value-type="string"><text:p text:style-name="P88">id_user</text:p></table:table-cell></table:table-row></table:table></draw:text-box></draw:frame></text:p>
      <text:p text:style-name="P98"/>
      <text:p text:style-name="P98"/>
      <text:p text:style-name="P98"/>
      <text:p text:style-name="P98"/>
      <text:p text:style-name="P98"/>
      <text:p text:style-name="P98"/>
      <text:p text:style-name="P100"/>
      <text:p text:style-name="P98"/>
      <text:p text:style-name="P98"/>
      <text:p text:style-name="P98"/>
      <text:p text:style-name="P98"/>
      <text:p text:style-name="P98"/>
      <text:p text:style-name="P98"><text:soft-page-break/></text:p>
      <text:p text:style-name="P98"/>
      <text:p text:style-name="P98"/>
      <text:p text:style-name="P9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5T13:58:31.249157499</meta:creation-date>
    <meta:generator>LibreOffice/5.1.6.2$Linux_X86_64 LibreOffice_project/10m0$Build-2</meta:generator>
    <dc:date>2018-04-07T19:06:09.424112171</dc:date>
    <meta:editing-duration>PT6H40M57S</meta:editing-duration>
    <meta:editing-cycles>102</meta:editing-cycles>
    <meta:document-statistic meta:table-count="22" meta:image-count="0" meta:object-count="0" meta:page-count="5" meta:paragraph-count="264" meta:word-count="264" meta:character-count="2778" meta:non-whitespace-character-count="2778"/>
  </office:meta>
</office:document-meta>
</file>